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7" svg:font-family="'LM Roman 17'"/>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1.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2" style:family="table">
      <style:table-properties style:width="17cm" table:align="left"/>
    </style:style>
    <style:style style:name="Table2.A" style:family="table-column">
      <style:table-column-properties style:column-width="2.487cm"/>
    </style:style>
    <style:style style:name="Table2.B" style:family="table-column">
      <style:table-column-properties style:column-width="14.513cm"/>
    </style:style>
    <style:style style:name="Table2.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2.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2.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3" style:family="table">
      <style:table-properties style:width="17cm" table:align="left"/>
    </style:style>
    <style:style style:name="Table3.A" style:family="table-column">
      <style:table-column-properties style:column-width="2.487cm"/>
    </style:style>
    <style:style style:name="Table3.B" style:family="table-column">
      <style:table-column-properties style:column-width="14.513cm"/>
    </style:style>
    <style:style style:name="Table3.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3.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3.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4.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5" style:family="table">
      <style:table-properties style:width="17cm" table:align="left"/>
    </style:style>
    <style:style style:name="Table5.A" style:family="table-column">
      <style:table-column-properties style:column-width="2.487cm"/>
    </style:style>
    <style:style style:name="Table5.B" style:family="table-column">
      <style:table-column-properties style:column-width="14.513cm"/>
    </style:style>
    <style:style style:name="Table5.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5.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5.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6" style:family="table">
      <style:table-properties style:width="17cm" table:align="left"/>
    </style:style>
    <style:style style:name="Table6.A" style:family="table-column">
      <style:table-column-properties style:column-width="2.487cm"/>
    </style:style>
    <style:style style:name="Table6.B" style:family="table-column">
      <style:table-column-properties style:column-width="14.513cm"/>
    </style:style>
    <style:style style:name="Table6.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6.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6.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7.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8" style:family="table">
      <style:table-properties style:width="17cm" table:align="left"/>
    </style:style>
    <style:style style:name="Table8.A" style:family="table-column">
      <style:table-column-properties style:column-width="2.487cm"/>
    </style:style>
    <style:style style:name="Table8.B" style:family="table-column">
      <style:table-column-properties style:column-width="14.513cm"/>
    </style:style>
    <style:style style:name="Table8.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8.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8.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9" style:family="table">
      <style:table-properties style:width="17cm" table:align="left"/>
    </style:style>
    <style:style style:name="Table9.A" style:family="table-column">
      <style:table-column-properties style:column-width="2.487cm"/>
    </style:style>
    <style:style style:name="Table9.B" style:family="table-column">
      <style:table-column-properties style:column-width="14.513cm"/>
    </style:style>
    <style:style style:name="Table9.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9.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9.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10.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11" style:family="table">
      <style:table-properties style:width="17cm" table:align="left"/>
    </style:style>
    <style:style style:name="Table11.A" style:family="table-column">
      <style:table-column-properties style:column-width="2.487cm"/>
    </style:style>
    <style:style style:name="Table11.B" style:family="table-column">
      <style:table-column-properties style:column-width="14.513cm"/>
    </style:style>
    <style:style style:name="Table11.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11.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1.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2" style:family="table">
      <style:table-properties style:width="17cm" table:align="left"/>
    </style:style>
    <style:style style:name="Table12.A" style:family="table-column">
      <style:table-column-properties style:column-width="2.487cm"/>
    </style:style>
    <style:style style:name="Table12.B" style:family="table-column">
      <style:table-column-properties style:column-width="14.513cm"/>
    </style:style>
    <style:style style:name="Table12.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12.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2.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13.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14" style:family="table">
      <style:table-properties style:width="17cm" table:align="left"/>
    </style:style>
    <style:style style:name="Table14.A" style:family="table-column">
      <style:table-column-properties style:column-width="2.487cm"/>
    </style:style>
    <style:style style:name="Table14.B" style:family="table-column">
      <style:table-column-properties style:column-width="14.513cm"/>
    </style:style>
    <style:style style:name="Table14.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14.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4.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5" style:family="table">
      <style:table-properties style:width="17cm" table:align="left"/>
    </style:style>
    <style:style style:name="Table15.A" style:family="table-column">
      <style:table-column-properties style:column-width="2.487cm"/>
    </style:style>
    <style:style style:name="Table15.B" style:family="table-column">
      <style:table-column-properties style:column-width="14.513cm"/>
    </style:style>
    <style:style style:name="Table15.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15.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5.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background-color="#0a2230" fo:padding-left="0.095cm" fo:padding-right="0.097cm" fo:padding-top="0.097cm" fo:padding-bottom="0cm" fo:border-left="0.75pt solid #000000" fo:border-right="0.75pt solid #000000" fo:border-top="0.75pt solid #000000" fo:border-bottom="none">
        <style:background-image/>
      </style:table-cell-properties>
    </style:style>
    <style:style style:name="Table16.A2" style:family="table-cell">
      <style:table-cell-properties style:vertical-align="middle" fo:background-color="#0a2230" fo:padding-left="0.095cm" fo:padding-right="0.097cm" fo:padding-top="0cm" fo:padding-bottom="0.097cm" fo:border-left="0.75pt solid #000000" fo:border-right="0.75pt solid #000000" fo:border-top="none" fo:border-bottom="0.75pt solid #000000">
        <style:background-image/>
      </style:table-cell-properties>
    </style:style>
    <style:style style:name="Table17" style:family="table">
      <style:table-properties style:width="17cm" table:align="left"/>
    </style:style>
    <style:style style:name="Table17.A" style:family="table-column">
      <style:table-column-properties style:column-width="2.487cm"/>
    </style:style>
    <style:style style:name="Table17.B" style:family="table-column">
      <style:table-column-properties style:column-width="14.513cm"/>
    </style:style>
    <style:style style:name="Table17.A1" style:family="table-cell">
      <style:table-cell-properties style:vertical-align="middle" fo:background-color="#807900" fo:padding-left="0.095cm" fo:padding-right="0.097cm" fo:padding-top="0.097cm" fo:padding-bottom="0.097cm" fo:border="0.75pt solid #000000">
        <style:background-image/>
      </style:table-cell-properties>
    </style:style>
    <style:style style:name="Table17.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7.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Table18" style:family="table">
      <style:table-properties style:width="17cm" table:align="left"/>
    </style:style>
    <style:style style:name="Table18.A" style:family="table-column">
      <style:table-column-properties style:column-width="2.487cm"/>
    </style:style>
    <style:style style:name="Table18.B" style:family="table-column">
      <style:table-column-properties style:column-width="14.513cm"/>
    </style:style>
    <style:style style:name="Table18.A1" style:family="table-cell">
      <style:table-cell-properties style:vertical-align="middle" fo:background-color="#666600" fo:padding-left="0.095cm" fo:padding-right="0.097cm" fo:padding-top="0.097cm" fo:padding-bottom="0.097cm" fo:border="0.75pt solid #000000">
        <style:background-image/>
      </style:table-cell-properties>
    </style:style>
    <style:style style:name="Table18.A2" style:family="table-cell">
      <style:table-cell-properties style:vertical-align="middle" fo:background-color="#cc0000" fo:padding-left="0.095cm" fo:padding-right="0.097cm" fo:padding-top="0.097cm" fo:padding-bottom="0.097cm" fo:border="0.75pt solid #000000">
        <style:background-image/>
      </style:table-cell-properties>
    </style:style>
    <style:style style:name="Table18.A3" style:family="table-cell">
      <style:table-cell-properties style:vertical-align="middle" fo:background-color="#000019" fo:padding-left="0.095cm" fo:padding-right="0.097cm" fo:padding-top="0.097cm" fo:padding-bottom="0.097cm" fo:border="0.75pt solid #000000">
        <style:background-image/>
      </style:table-cell-properties>
    </style:style>
    <style:style style:name="P1"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22pt" fo:font-weight="bold"/>
    </style:style>
    <style:style style:name="P2"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14pt" fo:font-weight="bold"/>
    </style:style>
    <style:style style:name="P3" style:family="paragraph" style:parent-style-name="Text_20_body">
      <style:paragraph-properties fo:margin-left="0cm" fo:margin-right="0cm" fo:margin-top="0.247cm" fo:margin-bottom="0.212cm" loext:contextual-spacing="false" fo:text-indent="0cm" style:auto-text-indent="false" fo:keep-with-next="always"/>
      <style:text-properties style:font-name="Liberation Serif1" fo:font-size="14pt" fo:font-weight="normal"/>
    </style:style>
    <style:style style:name="P4"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1" fo:font-size="14pt"/>
    </style:style>
    <style:style style:name="P5"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1" fo:font-size="12pt"/>
    </style:style>
    <style:style style:name="P6"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fo:font-variant="normal" fo:text-transform="none" style:font-name="Liberation Serif1" fo:font-size="12pt" fo:font-style="normal" fo:font-weight="normal"/>
    </style:style>
    <style:style style:name="P7" style:family="paragraph" style:parent-style-name="Table_20_Contents">
      <style:paragraph-properties fo:margin-left="0cm" fo:margin-right="0cm" fo:margin-top="0cm" fo:margin-bottom="0.247cm" loext:contextual-spacing="false" fo:line-height="115%" fo:text-align="center" style:justify-single-word="false" fo:text-indent="0cm" style:auto-text-indent="false"/>
      <style:text-properties fo:font-variant="normal" fo:text-transform="none" style:font-name="Liberation Serif1" fo:font-size="20pt" fo:font-style="normal" fo:font-weight="normal"/>
    </style:style>
    <style:style style:name="P8" style:family="paragraph" style:parent-style-name="Text_20_body">
      <style:paragraph-properties fo:margin-left="0cm" fo:margin-right="0cm" fo:margin-top="0cm" fo:margin-bottom="0.247cm" loext:contextual-spacing="false" fo:line-height="115%" fo:text-indent="0cm" style:auto-text-indent="false"/>
      <style:text-properties fo:font-variant="normal" fo:text-transform="none"/>
    </style:style>
    <style:style style:name="P9" style:family="paragraph" style:parent-style-name="Text_20_body">
      <style:paragraph-properties fo:margin-left="0cm" fo:margin-right="0cm" fo:margin-top="0cm" fo:margin-bottom="0.247cm" loext:contextual-spacing="false" fo:line-height="115%" fo:text-indent="0cm" style:auto-text-indent="false" fo:break-before="page"/>
    </style:style>
    <style:style style:name="P10" style:family="paragraph" style:parent-style-name="Table_20_Contents">
      <style:paragraph-properties fo:margin-left="0cm" fo:margin-right="0cm" fo:margin-top="0.499cm" fo:margin-bottom="0.499cm" loext:contextual-spacing="false" fo:line-height="115%" fo:text-align="center" style:justify-single-word="false" fo:text-indent="0cm" style:auto-text-indent="false"/>
      <style:text-properties fo:font-variant="normal" fo:text-transform="none" style:font-name="Liberation Serif1" fo:font-size="20pt" fo:font-style="normal" fo:font-weight="normal"/>
    </style:style>
    <style:style style:name="P11" style:family="paragraph" style:parent-style-name="Table_20_Contents">
      <style:paragraph-properties fo:margin-left="0cm" fo:margin-right="0cm" fo:margin-top="0.353cm" fo:margin-bottom="0.212cm" loext:contextual-spacing="false" fo:text-align="center" style:justify-single-word="false" fo:text-indent="0cm" style:auto-text-indent="false" fo:keep-with-next="always"/>
      <style:text-properties fo:font-variant="normal" fo:text-transform="none" style:font-name="Liberation Serif1" fo:font-size="20pt" fo:font-style="normal" fo:font-weight="normal"/>
    </style:style>
    <style:style style:name="P12"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variant="normal" fo:text-transform="none"/>
    </style:style>
    <style:style style:name="P1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style>
    <style:style style:name="P1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style:style>
    <style:style style:name="P16"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7" style:family="paragraph" style:parent-style-name="Text_20_body">
      <style:paragraph-properties fo:margin-left="0cm" fo:margin-right="0cm" fo:margin-top="0cm" fo:margin-bottom="0cm" loext:contextual-spacing="false" fo:text-indent="0cm" style:auto-text-indent="false" fo:keep-with-next="always"/>
      <style:text-properties fo:font-variant="normal" fo:text-transform="none"/>
    </style:style>
    <style:style style:name="P18" style:family="paragraph" style:parent-style-name="Text_20_body">
      <style:paragraph-properties fo:margin-left="0cm" fo:margin-right="0cm" fo:margin-top="0cm" fo:margin-bottom="0cm" loext:contextual-spacing="false" fo:text-indent="0cm" style:auto-text-indent="false" fo:keep-with-next="always"/>
      <style:text-properties fo:font-variant="normal" fo:text-transform="none" style:text-line-through-style="none" style:text-line-through-type="none" style:font-name="Times New Roman" fo:font-size="22pt" style:text-underline-style="none" fo:font-weight="bold" style:text-blinking="false"/>
    </style:style>
    <style:style style:name="P19" style:family="paragraph" style:parent-style-name="Text_20_body">
      <style:paragraph-properties fo:margin-left="0cm" fo:margin-right="0cm" fo:margin-top="0cm" fo:margin-bottom="0cm" loext:contextual-spacing="false" fo:text-indent="0cm" style:auto-text-indent="false" fo:keep-with-next="always"/>
      <style:text-properties fo:font-variant="normal" fo:text-transform="none" fo:color="#b3b3ff" style:text-line-through-style="none" style:text-line-through-type="none" style:font-name="Times New Roman" fo:font-size="22pt" style:text-underline-style="none" fo:font-weight="bold" style:text-blinking="false"/>
    </style:style>
    <style:style style:name="P20" style:family="paragraph" style:parent-style-name="Text_20_body">
      <style:paragraph-properties fo:margin-left="0cm" fo:margin-right="0cm" fo:margin-top="0cm" fo:margin-bottom="0cm" loext:contextual-spacing="false" fo:text-align="center" style:justify-single-word="false" fo:text-indent="0cm" style:auto-text-indent="false" fo:break-before="page"/>
    </style:style>
    <style:style style:name="P21" style:family="paragraph" style:parent-style-name="Text_20_body">
      <style:paragraph-properties fo:margin-left="0cm" fo:margin-right="0cm" fo:margin-top="0.423cm" fo:margin-bottom="0.212cm" loext:contextual-spacing="false" fo:text-indent="0cm" style:auto-text-indent="false" fo:keep-with-next="always"/>
    </style:style>
    <style:style style:name="P22" style:family="paragraph" style:parent-style-name="Text_20_body">
      <style:paragraph-properties fo:margin-left="0cm" fo:margin-right="0cm" fo:margin-top="0.423cm" fo:margin-bottom="0.212cm" loext:contextual-spacing="false" fo:text-indent="0cm" style:auto-text-indent="false" fo:keep-with-next="always"/>
      <style:text-properties style:font-name="Liberation Serif1" fo:font-size="24pt" fo:font-weight="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wiss Federal Office of Public Health </text:p>
      <text:p text:style-name="P17"> </text:p>
      <text:p text:style-name="P14"> </text:p>
      <text:p text:style-name="P19">Recommendations for the new Corona Virus</text:p>
      <text:p text:style-name="P19">(SARS-COV2)</text:p>
      <text:p text:style-name="P8"> </text:p>
      <text:p text:style-name="P8"> </text:p>
      <text:p text:style-name="P8"> </text:p>
      <table:table table:name="Table1" table:style-name="Table1">
        <table:table-column table:style-name="Table1.A"/>
        <table:table-row>
          <table:table-cell table:style-name="Table1.A1" office:value-type="string">
            <text:p text:style-name="P1">Federal Council recommendation:</text:p>
          </table:table-cell>
        </table:table-row>
        <table:table-row>
          <table:table-cell table:style-name="Table1.A2" office:value-type="string">
            <text:p text:style-name="P4">Stay at home, especially if you are old or sick. Unless you have to go to work and cannot work from home; unless you need to go to the doctor or pharmacy; unless you need to shop for groceries or help someone.</text:p>
            <text:p text:style-name="P2">The Federal Council and Switzerland are counting on you!</text:p>
          </table:table-cell>
        </table:table-row>
      </table:table>
      <text:p text:style-name="P21"> </text:p>
      <text:p text:style-name="P22">What to do if you have a cough and fever?</text:p>
      <text:p text:style-name="P3">Those who suffer from symptoms that could come from the corona virus should isolate themselves from their environment.</text:p>
      <text:p text:style-name="P3">The Federal Office of Public Health says how to do it :</text:p>
      <text:p text:style-name="P9"> </text:p>
      <text:p text:style-name="P15"> </text:p>
      <table:table table:name="Table2" table:style-name="Table2">
        <table:table-column table:style-name="Table2.A"/>
        <table:table-column table:style-name="Table2.B"/>
        <table:table-row>
          <table:table-cell table:style-name="Table2.A1" table:number-columns-spanned="2" office:value-type="string">
            <text:p text:style-name="P10">What do you have to do if you live with a sick person or have had close contact with them? </text:p>
          </table:table-cell>
          <table:covered-table-cell/>
        </table:table-row>
        <table:table-row>
          <table:table-cell table:style-name="Table2.A2" table:number-columns-spanned="2" office:value-type="string">
            <text:p text:style-name="P11">Self quarantine</text:p>
          </table:table-cell>
          <table:covered-table-cell/>
        </table:table-row>
        <table:table-row>
          <table:table-cell table:style-name="Table2.A3" office:value-type="string">
            <text:p text:style-name="P12"><draw:frame draw:style-name="fr1" draw:name="Image1" text:anchor-type="as-char" svg:y="-1.332cm" svg:width="2.461cm" svg:height="1.64cm" draw:z-index="0"><draw:image xlink:href="https://translate.googleusercontent.com/image_1.jpeg" xlink:type="simple" xlink:show="embed" xlink:actuate="onLoad"/></draw:frame></text:p>
          </table:table-cell>
          <table:table-cell table:style-name="Table2.A3" office:value-type="string">
            <text:p text:style-name="P6">Stay at home for 5 days and minimize contact with other people. This is the period in which most people experience the first symptoms.</text:p>
          </table:table-cell>
        </table:table-row>
        <table:table-row>
          <table:table-cell table:style-name="Table2.A3" office:value-type="string">
            <text:p text:style-name="P12"><draw:frame draw:style-name="fr2" draw:name="Image2" text:anchor-type="as-char" svg:width="2.461cm" svg:height="1.693cm" draw:z-index="1"><draw:image xlink:href="https://translate.googleusercontent.com/image_2.jpeg" xlink:type="simple" xlink:show="embed" xlink:actuate="onLoad"/></draw:frame></text:p>
          </table:table-cell>
          <table:table-cell table:style-name="Table2.A3" office:value-type="string">
            <text:p text:style-name="P6">Have family members, friends or a delivery service deliver food and other essential products such as medication to your door.</text:p>
          </table:table-cell>
        </table:table-row>
        <table:table-row>
          <table:table-cell table:style-name="Table2.A3" office:value-type="string">
            <text:p text:style-name="P12"><draw:frame draw:style-name="fr2" draw:name="Image3" text:anchor-type="as-char" svg:width="2.461cm" svg:height="1.693cm" draw:z-index="2"><draw:image xlink:href="https://translate.googleusercontent.com/image_3.jpeg" xlink:type="simple" xlink:show="embed" xlink:actuate="onLoad"/></draw:frame></text:p>
          </table:table-cell>
          <table:table-cell table:style-name="Table2.A3" office:value-type="string">
            <text:p text:style-name="P6">Set up alone in a room with the doors closed.</text:p>
          </table:table-cell>
        </table:table-row>
        <table:table-row>
          <table:table-cell table:style-name="Table2.A3" office:value-type="string">
            <text:p text:style-name="P12"><draw:frame draw:style-name="fr2" draw:name="Image4" text:anchor-type="as-char" svg:width="2.461cm" svg:height="1.693cm" draw:z-index="3"><draw:image xlink:href="https://translate.googleusercontent.com/image_4.jpeg" xlink:type="simple" xlink:show="embed" xlink:actuate="onLoad"/></draw:frame></text:p>
          </table:table-cell>
          <table:table-cell table:style-name="Table2.A3" office:value-type="string">
            <text:p text:style-name="P6">Avoid all visits and contacts and only leave the room when necessary.</text:p>
          </table:table-cell>
        </table:table-row>
        <table:table-row>
          <table:table-cell table:style-name="Table2.A3" office:value-type="string">
            <text:p text:style-name="P12"><draw:frame draw:style-name="fr2" draw:name="Image5" text:anchor-type="as-char" svg:width="2.461cm" svg:height="1.693cm" draw:z-index="4"><draw:image xlink:href="https://translate.googleusercontent.com/image_5.jpeg" xlink:type="simple" xlink:show="embed" xlink:actuate="onLoad"/></draw:frame></text:p>
          </table:table-cell>
          <table:table-cell table:style-name="Table2.A3" office:value-type="string">
            <text:p text:style-name="P6">Wash your hands regularly with soap and water for at least 20 seconds.</text:p>
          </table:table-cell>
        </table:table-row>
        <table:table-row>
          <table:table-cell table:style-name="Table2.A3" office:value-type="string">
            <text:p text:style-name="P12"><draw:frame draw:style-name="fr2" draw:name="Image6" text:anchor-type="as-char" svg:width="2.461cm" svg:height="1.693cm" draw:z-index="5"><draw:image xlink:href="https://translate.googleusercontent.com/image_6.jpeg" xlink:type="simple" xlink:show="embed" xlink:actuate="onLoad"/></draw:frame></text:p>
          </table:table-cell>
          <table:table-cell table:style-name="Table2.A3" office:value-type="string">
            <text:p text:style-name="P6">Take your meals in your room. Do not share your household items with other people.</text:p>
          </table:table-cell>
        </table:table-row>
        <table:table-row>
          <table:table-cell table:style-name="Table2.A3" office:value-type="string">
            <text:p text:style-name="P12"><draw:frame draw:style-name="fr2" draw:name="Image7" text:anchor-type="as-char" svg:width="2.461cm" svg:height="1.693cm" draw:z-index="6"><draw:image xlink:href="https://translate.googleusercontent.com/image_7.jpeg" xlink:type="simple" xlink:show="embed" xlink:actuate="onLoad"/></draw:frame></text:p>
          </table:table-cell>
          <table:table-cell table:style-name="Table2.A3" office:value-type="string">
            <text:p text:style-name="P6">Clean used items carefully in the dishwasher and washing machine or with soap and water.</text:p>
          </table:table-cell>
        </table:table-row>
        <table:table-row>
          <table:table-cell table:style-name="Table2.A3" office:value-type="string">
            <text:p text:style-name="P12"><draw:frame draw:style-name="fr2" draw:name="Image8" text:anchor-type="as-char" svg:width="2.461cm" svg:height="1.693cm" draw:z-index="7"><draw:image xlink:href="https://translate.googleusercontent.com/image_8.jpeg" xlink:type="simple" xlink:show="embed" xlink:actuate="onLoad"/></draw:frame></text:p>
          </table:table-cell>
          <table:table-cell table:style-name="Table2.A3" office:value-type="string">
            <text:p text:style-name="P6">Monitor your state of health: feeling unwell, tired, fever, coughing or breathing problems can be signs of an infection with the corona virus. If symptoms occur, go into self-isolation and follow the appropriate recommendations.</text:p>
          </table:table-cell>
        </table:table-row>
      </table:table>
      <text:p text:style-name="P16"> </text:p>
      <text:p text:style-name="P20"> </text:p>
      <table:table table:name="Table3" table:style-name="Table3">
        <table:table-column table:style-name="Table3.A"/>
        <table:table-column table:style-name="Table3.B"/>
        <table:table-row>
          <table:table-cell table:style-name="Table3.A1" table:number-columns-spanned="2" office:value-type="string">
            <text:p text:style-name="P13"> </text:p>
            <text:p text:style-name="P7">What should you do if you have a respiratory infection with fever and cough?</text:p>
          </table:table-cell>
          <table:covered-table-cell/>
        </table:table-row>
        <table:table-row>
          <table:table-cell table:style-name="Table3.A2" table:number-columns-spanned="2" office:value-type="string">
            <text:p text:style-name="P11">Self-isolation</text:p>
          </table:table-cell>
          <table:covered-table-cell/>
        </table:table-row>
        <table:table-row>
          <table:table-cell table:style-name="Table3.A3" office:value-type="string">
            <text:p text:style-name="P12"><draw:frame draw:style-name="fr2" draw:name="Image9" text:anchor-type="as-char" svg:width="2.461cm" svg:height="1.693cm" draw:z-index="8"><draw:image xlink:href="https://translate.googleusercontent.com/image_9.jpeg" xlink:type="simple" xlink:show="embed" xlink:actuate="onLoad"/></draw:frame></text:p>
          </table:table-cell>
          <table:table-cell table:style-name="Table3.A3" office:value-type="string">
            <text:p text:style-name="P6">Isolate yourself at home and tell people you were in close contact with 24 hours before the onset of symptoms. Only call a doctor if your respiratory symptoms worsen. You definitely have to call if you are over 65 or suffer from high blood pressure, cardiovascular and other diseases.</text:p>
          </table:table-cell>
        </table:table-row>
        <table:table-row>
          <table:table-cell table:style-name="Table3.A3" office:value-type="string">
            <text:p text:style-name="P12"><draw:frame draw:style-name="fr2" draw:name="Image10" text:anchor-type="as-char" svg:width="2.461cm" svg:height="1.693cm" draw:z-index="9"><draw:image xlink:href="https://translate.googleusercontent.com/image_10.jpeg" xlink:type="simple" xlink:show="embed" xlink:actuate="onLoad"/></draw:frame></text:p>
          </table:table-cell>
          <table:table-cell table:style-name="Table3.A3" office:value-type="string">
            <text:p text:style-name="P5">Have family members, friends or a delivery service deliver food and other essential products such as medication to your door.</text:p>
          </table:table-cell>
        </table:table-row>
        <table:table-row>
          <table:table-cell table:style-name="Table3.A3" office:value-type="string">
            <text:p text:style-name="P12"><draw:frame draw:style-name="fr2" draw:name="Image11" text:anchor-type="as-char" svg:width="2.461cm" svg:height="1.693cm" draw:z-index="10"><draw:image xlink:href="https://translate.googleusercontent.com/image_11.jpeg" xlink:type="simple" xlink:show="embed" xlink:actuate="onLoad"/></draw:frame></text:p>
          </table:table-cell>
          <table:table-cell table:style-name="Table3.A3" office:value-type="string">
            <text:p text:style-name="P5">Use your own bathroom. If this is not possible, clean the common sanitary facilities (shower, toilet, sink) after each use with a normal household disinfectant.</text:p>
          </table:table-cell>
        </table:table-row>
        <table:table-row>
          <table:table-cell table:style-name="Table3.A3" office:value-type="string">
            <text:p text:style-name="P12"><draw:frame draw:style-name="fr2" draw:name="Image12" text:anchor-type="as-char" svg:width="2.461cm" svg:height="1.693cm" draw:z-index="11"><draw:image xlink:href="https://translate.googleusercontent.com/image_12.jpeg" xlink:type="simple" xlink:show="embed" xlink:actuate="onLoad"/></draw:frame></text:p>
          </table:table-cell>
          <table:table-cell table:style-name="Table3.A3" office:value-type="string">
            <text:p text:style-name="P5">Keep your distance from other people (at least 2 meters).</text:p>
          </table:table-cell>
        </table:table-row>
        <table:table-row>
          <table:table-cell table:style-name="Table3.A3" office:value-type="string">
            <text:p text:style-name="P12"><draw:frame draw:style-name="fr2" draw:name="Image13" text:anchor-type="as-char" svg:width="2.461cm" svg:height="1.693cm" draw:z-index="12"><draw:image xlink:href="https://translate.googleusercontent.com/image_13.jpeg" xlink:type="simple" xlink:show="embed" xlink:actuate="onLoad"/></draw:frame></text:p>
          </table:table-cell>
          <table:table-cell table:style-name="Table3.A3" office:value-type="string">
            <text:p text:style-name="P5">Cover your mouth and nose with a tissue when you sneeze or cough. The materials with which you have covered your mouth or nose must be thrown away or washed.</text:p>
          </table:table-cell>
        </table:table-row>
        <table:table-row>
          <table:table-cell table:style-name="Table3.A3" office:value-type="string">
            <text:p text:style-name="P12"><draw:frame draw:style-name="fr2" draw:name="Image14" text:anchor-type="as-char" svg:width="2.461cm" svg:height="1.693cm" draw:z-index="13"><draw:image xlink:href="https://translate.googleusercontent.com/image_14.jpeg" xlink:type="simple" xlink:show="embed" xlink:actuate="onLoad"/></draw:frame></text:p>
          </table:table-cell>
          <table:table-cell table:style-name="Table3.A3" office:value-type="string">
            <text:p text:style-name="P5">Waste that is contaminated with body fluids (stool, blood, mucus) must be thrown into a designated waste bin in your room before being disposed of with other waste.</text:p>
          </table:table-cell>
        </table:table-row>
        <table:table-row>
          <table:table-cell table:style-name="Table3.A3" office:value-type="string">
            <text:p text:style-name="P12"><draw:frame draw:style-name="fr2" draw:name="Image15" text:anchor-type="as-char" svg:width="2.461cm" svg:height="1.693cm" draw:z-index="14"><draw:image xlink:href="https://translate.googleusercontent.com/image_15.jpeg" xlink:type="simple" xlink:show="embed" xlink:actuate="onLoad"/></draw:frame></text:p>
          </table:table-cell>
          <table:table-cell table:style-name="Table3.A3" office:value-type="string">
            <text:p text:style-name="P5">Clean and disinfect touched surfaces such as bedside tables, bed frames and other bedroom furniture daily with a normal household disinfectant.</text:p>
          </table:table-cell>
        </table:table-row>
        <table:table-row>
          <table:table-cell table:style-name="Table3.A3" office:value-type="string">
            <text:p text:style-name="P12"><draw:frame draw:style-name="fr2" draw:name="Image16" text:anchor-type="as-char" svg:width="2.461cm" svg:height="1.693cm" draw:z-index="15"><draw:image xlink:href="https://translate.googleusercontent.com/image_16.jpeg" xlink:type="simple" xlink:show="embed" xlink:actuate="onLoad"/></draw:frame></text:p>
          </table:table-cell>
          <table:table-cell table:style-name="Table3.A3" office:value-type="string">
            <text:p text:style-name="P5">Stop self-isolation at the earliest 24 hours after the symptoms have resolved. If a coronavirus test has been taken, you should remain isolated for up to 48 hours after recovery and at least ten days after the onset of symptoms with a positive result.</text:p>
          </table:table-cell>
        </table:table-row>
      </table:table>
      <text:p text:style-name="Standard"/>
      <text:p text:style-name="Standard"/>
      <text:p text:style-name="P18">Ufficio federale della sanità pubblica </text:p>
      <text:p text:style-name="P17"> </text:p>
      <text:p text:style-name="P14"> </text:p>
      <text:p text:style-name="P19"><text:soft-page-break/>Consigli per il nuovo Corona Virus</text:p>
      <text:p text:style-name="P19">(SARS-COV2)</text:p>
      <text:p text:style-name="P8"> </text:p>
      <text:p text:style-name="P8"> </text:p>
      <text:p text:style-name="P8"> </text:p>
      <table:table table:name="Table4" table:style-name="Table4">
        <table:table-column table:style-name="Table4.A"/>
        <table:table-row>
          <table:table-cell table:style-name="Table4.A1" office:value-type="string">
            <text:p text:style-name="P1">Raccomandazione del Consiglio federale:</text:p>
          </table:table-cell>
        </table:table-row>
        <table:table-row>
          <table:table-cell table:style-name="Table4.A2" office:value-type="string">
            <text:p text:style-name="P4">Resta a casa, soprattutto se sei vecchio o malato. A meno che non devi andare a lavorare e non puoi lavorare da casa; a meno che non sia necessario andare dal medico o dalla farmacia; a meno che non sia necessario fare la spesa o aiutare qualcuno.</text:p>
            <text:p text:style-name="P2">Il Consiglio federale e la Svizzera contano su di voi!</text:p>
          </table:table-cell>
        </table:table-row>
      </table:table>
      <text:p text:style-name="P21"> </text:p>
      <text:p text:style-name="P22">Cosa fare in caso di tosse e febbre?</text:p>
      <text:p text:style-name="P3">Coloro che soffrono di sintomi che potrebbero provenire dal virus della corona dovrebbero isolarsi dal loro ambiente.</text:p>
      <text:p text:style-name="P3">L'Ufficio federale della sanità pubblica dice come farlo :</text:p>
      <text:p text:style-name="P9"> </text:p>
      <text:p text:style-name="P15"> </text:p>
      <table:table table:name="Table5" table:style-name="Table5">
        <table:table-column table:style-name="Table5.A"/>
        <table:table-column table:style-name="Table5.B"/>
        <table:table-row>
          <table:table-cell table:style-name="Table5.A1" table:number-columns-spanned="2" office:value-type="string">
            <text:p text:style-name="P10">Cosa devi fare se vivi con una persona malata o hai avuto stretti contatti con loro? </text:p>
          </table:table-cell>
          <table:covered-table-cell/>
        </table:table-row>
        <table:table-row>
          <table:table-cell table:style-name="Table5.A2" table:number-columns-spanned="2" office:value-type="string">
            <text:p text:style-name="P11">Auto quarantena</text:p>
          </table:table-cell>
          <table:covered-table-cell/>
        </table:table-row>
        <table:table-row>
          <table:table-cell table:style-name="Table5.A3" office:value-type="string">
            <text:p text:style-name="P12"><draw:frame draw:style-name="fr2" draw:name="Image17" text:anchor-type="as-char" svg:width="2.461cm" svg:height="1.64cm" draw:z-index="16"><draw:image xlink:href="https://translate.googleusercontent.com/image_1.jpeg" xlink:type="simple" xlink:show="embed" xlink:actuate="onLoad"/></draw:frame></text:p>
          </table:table-cell>
          <table:table-cell table:style-name="Table5.A3" office:value-type="string">
            <text:p text:style-name="P6">Resta a casa per 5 giorni e minimizza il contatto con altre persone. Questo è il periodo in cui la maggior parte delle persone manifesta i primi sintomi.</text:p>
          </table:table-cell>
        </table:table-row>
        <table:table-row>
          <table:table-cell table:style-name="Table5.A3" office:value-type="string">
            <text:p text:style-name="P12"><draw:frame draw:style-name="fr2" draw:name="Image18" text:anchor-type="as-char" svg:width="2.461cm" svg:height="1.693cm" draw:z-index="17"><draw:image xlink:href="https://translate.googleusercontent.com/image_2.jpeg" xlink:type="simple" xlink:show="embed" xlink:actuate="onLoad"/></draw:frame></text:p>
          </table:table-cell>
          <table:table-cell table:style-name="Table5.A3" office:value-type="string">
            <text:p text:style-name="P6">Chiedi a familiari, amici o un servizio di consegna di consegnare cibo e altri prodotti essenziali come i farmaci a casa tua.</text:p>
          </table:table-cell>
        </table:table-row>
        <table:table-row>
          <table:table-cell table:style-name="Table5.A3" office:value-type="string">
            <text:p text:style-name="P12"><draw:frame draw:style-name="fr2" draw:name="Image19" text:anchor-type="as-char" svg:width="2.461cm" svg:height="1.693cm" draw:z-index="18"><draw:image xlink:href="https://translate.googleusercontent.com/image_3.jpeg" xlink:type="simple" xlink:show="embed" xlink:actuate="onLoad"/></draw:frame></text:p>
          </table:table-cell>
          <table:table-cell table:style-name="Table5.A3" office:value-type="string">
            <text:p text:style-name="P6">Installato da solo in una stanza con le porte chiuse.</text:p>
          </table:table-cell>
        </table:table-row>
        <table:table-row>
          <table:table-cell table:style-name="Table5.A3" office:value-type="string">
            <text:p text:style-name="P12"><draw:frame draw:style-name="fr2" draw:name="Image20" text:anchor-type="as-char" svg:width="2.461cm" svg:height="1.693cm" draw:z-index="19"><draw:image xlink:href="https://translate.googleusercontent.com/image_4.jpeg" xlink:type="simple" xlink:show="embed" xlink:actuate="onLoad"/></draw:frame></text:p>
          </table:table-cell>
          <table:table-cell table:style-name="Table5.A3" office:value-type="string">
            <text:p text:style-name="P6">Evita tutte le visite e i contatti e lascia la stanza solo quando necessario.</text:p>
          </table:table-cell>
        </table:table-row>
        <table:table-row>
          <table:table-cell table:style-name="Table5.A3" office:value-type="string">
            <text:p text:style-name="P12"><draw:frame draw:style-name="fr2" draw:name="Image21" text:anchor-type="as-char" svg:width="2.461cm" svg:height="1.693cm" draw:z-index="20"><draw:image xlink:href="https://translate.googleusercontent.com/image_5.jpeg" xlink:type="simple" xlink:show="embed" xlink:actuate="onLoad"/></draw:frame></text:p>
          </table:table-cell>
          <table:table-cell table:style-name="Table5.A3" office:value-type="string">
            <text:p text:style-name="P6">Lavarsi le mani regolarmente con acqua e sapone per almeno 20 secondi.</text:p>
          </table:table-cell>
        </table:table-row>
        <table:table-row>
          <table:table-cell table:style-name="Table5.A3" office:value-type="string">
            <text:p text:style-name="P12"><draw:frame draw:style-name="fr2" draw:name="Image22" text:anchor-type="as-char" svg:width="2.461cm" svg:height="1.693cm" draw:z-index="21"><draw:image xlink:href="https://translate.googleusercontent.com/image_6.jpeg" xlink:type="simple" xlink:show="embed" xlink:actuate="onLoad"/></draw:frame></text:p>
          </table:table-cell>
          <table:table-cell table:style-name="Table5.A3" office:value-type="string">
            <text:p text:style-name="P6">Prendi i tuoi pasti in camera. Non condividere i tuoi articoli per la casa con altre persone.</text:p>
          </table:table-cell>
        </table:table-row>
        <table:table-row>
          <table:table-cell table:style-name="Table5.A3" office:value-type="string">
            <text:p text:style-name="P12"><draw:frame draw:style-name="fr2" draw:name="Image23" text:anchor-type="as-char" svg:width="2.461cm" svg:height="1.693cm" draw:z-index="22"><draw:image xlink:href="https://translate.googleusercontent.com/image_7.jpeg" xlink:type="simple" xlink:show="embed" xlink:actuate="onLoad"/></draw:frame></text:p>
          </table:table-cell>
          <table:table-cell table:style-name="Table5.A3" office:value-type="string">
            <text:p text:style-name="P6">Pulisci accuratamente gli oggetti usati in lavastoviglie e lavatrice o con acqua e sapone.</text:p>
          </table:table-cell>
        </table:table-row>
        <table:table-row>
          <table:table-cell table:style-name="Table5.A3" office:value-type="string">
            <text:p text:style-name="P12"><draw:frame draw:style-name="fr2" draw:name="Image24" text:anchor-type="as-char" svg:width="2.461cm" svg:height="1.693cm" draw:z-index="23"><draw:image xlink:href="https://translate.googleusercontent.com/image_8.jpeg" xlink:type="simple" xlink:show="embed" xlink:actuate="onLoad"/></draw:frame></text:p>
          </table:table-cell>
          <table:table-cell table:style-name="Table5.A3" office:value-type="string">
            <text:p text:style-name="P6">Monitora il tuo stato di salute: sentirsi male, stanco, febbre, tosse o problemi respiratori possono essere segni di un'infezione con il virus corona. Se si verificano sintomi, andare in auto-isolamento e seguire le raccomandazioni appropriate.</text:p>
          </table:table-cell>
        </table:table-row>
      </table:table>
      <text:p text:style-name="P16"> </text:p>
      <text:p text:style-name="P20"> </text:p>
      <table:table table:name="Table6" table:style-name="Table6">
        <table:table-column table:style-name="Table6.A"/>
        <table:table-column table:style-name="Table6.B"/>
        <table:table-row>
          <table:table-cell table:style-name="Table6.A1" table:number-columns-spanned="2" office:value-type="string">
            <text:p text:style-name="P13"> </text:p>
            <text:p text:style-name="P7">Cosa dovresti fare se hai un'infezione respiratoria con febbre e tosse?</text:p>
          </table:table-cell>
          <table:covered-table-cell/>
        </table:table-row>
        <table:table-row>
          <table:table-cell table:style-name="Table6.A2" table:number-columns-spanned="2" office:value-type="string">
            <text:p text:style-name="P11">auto-isolamento</text:p>
          </table:table-cell>
          <table:covered-table-cell/>
        </table:table-row>
        <table:table-row>
          <table:table-cell table:style-name="Table6.A3" office:value-type="string">
            <text:p text:style-name="P12"><draw:frame draw:style-name="fr2" draw:name="Image25" text:anchor-type="as-char" svg:width="2.461cm" svg:height="1.693cm" draw:z-index="24"><draw:image xlink:href="https://translate.googleusercontent.com/image_9.jpeg" xlink:type="simple" xlink:show="embed" xlink:actuate="onLoad"/></draw:frame></text:p>
          </table:table-cell>
          <table:table-cell table:style-name="Table6.A3" office:value-type="string">
            <text:p text:style-name="P6">Isolarti a casa e dire alle persone che eri in stretto contatto con 24 ore prima dell'inizio dei sintomi. Chiamare un medico solo se i sintomi respiratori peggiorano. Devi assolutamente chiamare se hai più di 65 anni o soffri di ipertensione, malattie cardiovascolari e altre malattie.</text:p>
          </table:table-cell>
        </table:table-row>
        <table:table-row>
          <table:table-cell table:style-name="Table6.A3" office:value-type="string">
            <text:p text:style-name="P12"><draw:frame draw:style-name="fr2" draw:name="Image26" text:anchor-type="as-char" svg:width="2.461cm" svg:height="1.693cm" draw:z-index="25"><draw:image xlink:href="https://translate.googleusercontent.com/image_10.jpeg" xlink:type="simple" xlink:show="embed" xlink:actuate="onLoad"/></draw:frame></text:p>
          </table:table-cell>
          <table:table-cell table:style-name="Table6.A3" office:value-type="string">
            <text:p text:style-name="P5">Chiedi a familiari, amici o un servizio di consegna di consegnare cibo e altri prodotti essenziali come i farmaci a casa tua.</text:p>
          </table:table-cell>
        </table:table-row>
        <table:table-row>
          <table:table-cell table:style-name="Table6.A3" office:value-type="string">
            <text:p text:style-name="P12"><draw:frame draw:style-name="fr2" draw:name="Image27" text:anchor-type="as-char" svg:width="2.461cm" svg:height="1.693cm" draw:z-index="26"><draw:image xlink:href="https://translate.googleusercontent.com/image_11.jpeg" xlink:type="simple" xlink:show="embed" xlink:actuate="onLoad"/></draw:frame></text:p>
          </table:table-cell>
          <table:table-cell table:style-name="Table6.A3" office:value-type="string">
            <text:p text:style-name="P5">Usa il tuo bagno. Se ciò non è possibile, pulire i servizi igienici comuni (doccia, WC, lavandino) dopo ogni utilizzo con un normale disinfettante domestico.</text:p>
          </table:table-cell>
        </table:table-row>
        <table:table-row>
          <table:table-cell table:style-name="Table6.A3" office:value-type="string">
            <text:p text:style-name="P12"><draw:frame draw:style-name="fr2" draw:name="Image28" text:anchor-type="as-char" svg:width="2.461cm" svg:height="1.693cm" draw:z-index="27"><draw:image xlink:href="https://translate.googleusercontent.com/image_12.jpeg" xlink:type="simple" xlink:show="embed" xlink:actuate="onLoad"/></draw:frame></text:p>
          </table:table-cell>
          <table:table-cell table:style-name="Table6.A3" office:value-type="string">
            <text:p text:style-name="P5">Mantieni la distanza dalle altre persone (almeno 2 metri).</text:p>
          </table:table-cell>
        </table:table-row>
        <table:table-row>
          <table:table-cell table:style-name="Table6.A3" office:value-type="string">
            <text:p text:style-name="P12"><draw:frame draw:style-name="fr2" draw:name="Image29" text:anchor-type="as-char" svg:width="2.461cm" svg:height="1.693cm" draw:z-index="28"><draw:image xlink:href="https://translate.googleusercontent.com/image_13.jpeg" xlink:type="simple" xlink:show="embed" xlink:actuate="onLoad"/></draw:frame></text:p>
          </table:table-cell>
          <table:table-cell table:style-name="Table6.A3" office:value-type="string">
            <text:p text:style-name="P5">Copri la bocca e il naso con un fazzoletto quando starnutisci o tossisci. I materiali con cui hai coperto la bocca o il naso devono essere gettati via o lavati.</text:p>
          </table:table-cell>
        </table:table-row>
        <table:table-row>
          <table:table-cell table:style-name="Table6.A3" office:value-type="string">
            <text:p text:style-name="P12"><draw:frame draw:style-name="fr2" draw:name="Image30" text:anchor-type="as-char" svg:width="2.461cm" svg:height="1.693cm" draw:z-index="29"><draw:image xlink:href="https://translate.googleusercontent.com/image_14.jpeg" xlink:type="simple" xlink:show="embed" xlink:actuate="onLoad"/></draw:frame></text:p>
          </table:table-cell>
          <table:table-cell table:style-name="Table6.A3" office:value-type="string">
            <text:p text:style-name="P5">I rifiuti contaminati da fluidi corporei (feci, sangue, muco) devono essere gettati in un bidone dei rifiuti designato nella vostra stanza prima di essere smaltiti con altri rifiuti.</text:p>
          </table:table-cell>
        </table:table-row>
        <table:table-row>
          <table:table-cell table:style-name="Table6.A3" office:value-type="string">
            <text:p text:style-name="P12"><draw:frame draw:style-name="fr2" draw:name="Image31" text:anchor-type="as-char" svg:width="2.461cm" svg:height="1.693cm" draw:z-index="30"><draw:image xlink:href="https://translate.googleusercontent.com/image_15.jpeg" xlink:type="simple" xlink:show="embed" xlink:actuate="onLoad"/></draw:frame></text:p>
          </table:table-cell>
          <table:table-cell table:style-name="Table6.A3" office:value-type="string">
            <text:p text:style-name="P5">Pulisci e disinfetta quotidianamente le superfici toccate come comodini, reti e altri mobili della camera da letto con un normale disinfettante domestico.</text:p>
          </table:table-cell>
        </table:table-row>
        <table:table-row>
          <table:table-cell table:style-name="Table6.A3" office:value-type="string">
            <text:p text:style-name="P12"><draw:frame draw:style-name="fr2" draw:name="Image32" text:anchor-type="as-char" svg:width="2.461cm" svg:height="1.693cm" draw:z-index="31"><draw:image xlink:href="https://translate.googleusercontent.com/image_16.jpeg" xlink:type="simple" xlink:show="embed" xlink:actuate="onLoad"/></draw:frame></text:p>
          </table:table-cell>
          <table:table-cell table:style-name="Table6.A3" office:value-type="string">
            <text:p text:style-name="P5">Interrompere l'autoisolamento al più presto 24 ore dopo che i sintomi si sono risolti. Se è stato eseguito un test del coronavirus, è necessario rimanere isolati fino a 48 ore dopo il recupero e almeno dieci giorni dopo l'insorgenza dei sintomi con un risultato positivo.</text:p>
          </table:table-cell>
        </table:table-row>
      </table:table>
      <text:p text:style-name="Standard"/>
      <text:p text:style-name="Standard"/>
      <text:p text:style-name="P18">Escritório Federal Suíço de Saúde Pública </text:p>
      <text:p text:style-name="P17"> </text:p>
      <text:p text:style-name="P14"> </text:p>
      <text:p text:style-name="P19"><text:soft-page-break/>Recomendações para o novo vírus Corona</text:p>
      <text:p text:style-name="P19">(SARS-COV2)</text:p>
      <text:p text:style-name="P8"> </text:p>
      <text:p text:style-name="P8"> </text:p>
      <text:p text:style-name="P8"> </text:p>
      <table:table table:name="Table7" table:style-name="Table7">
        <table:table-column table:style-name="Table7.A"/>
        <table:table-row>
          <table:table-cell table:style-name="Table7.A1" office:value-type="string">
            <text:p text:style-name="P1">Recomendação do Conselho Federal:</text:p>
          </table:table-cell>
        </table:table-row>
        <table:table-row>
          <table:table-cell table:style-name="Table7.A2" office:value-type="string">
            <text:p text:style-name="P4">Fique em casa, principalmente se estiver velho ou doente. A menos que você tenha que ir trabalhar e não possa trabalhar em casa; a menos que você precise ir ao médico ou farmácia; a menos que você precise comprar mantimentos ou ajudar alguém.</text:p>
            <text:p text:style-name="P2">O Conselho Federal e a Suíça estão contando com você!</text:p>
          </table:table-cell>
        </table:table-row>
      </table:table>
      <text:p text:style-name="P21"> </text:p>
      <text:p text:style-name="P22">O que fazer se você tiver tosse e febre?</text:p>
      <text:p text:style-name="P3">Aqueles que sofrem de sintomas que podem vir do vírus corona devem se isolar do ambiente.</text:p>
      <text:p text:style-name="P3">O Escritório Federal de Saúde Pública diz como fazê-lo :</text:p>
      <text:p text:style-name="P9"> </text:p>
      <text:p text:style-name="P15"> </text:p>
      <table:table table:name="Table8" table:style-name="Table8">
        <table:table-column table:style-name="Table8.A"/>
        <table:table-column table:style-name="Table8.B"/>
        <table:table-row>
          <table:table-cell table:style-name="Table8.A1" table:number-columns-spanned="2" office:value-type="string">
            <text:p text:style-name="P10">O que você precisa fazer se mora com uma pessoa doente ou teve contato próximo com ela? </text:p>
          </table:table-cell>
          <table:covered-table-cell/>
        </table:table-row>
        <table:table-row>
          <table:table-cell table:style-name="Table8.A2" table:number-columns-spanned="2" office:value-type="string">
            <text:p text:style-name="P11">Quarentena própria</text:p>
          </table:table-cell>
          <table:covered-table-cell/>
        </table:table-row>
        <table:table-row>
          <table:table-cell table:style-name="Table8.A3" office:value-type="string">
            <text:p text:style-name="P12"><draw:frame draw:style-name="fr2" draw:name="Image33" text:anchor-type="as-char" svg:width="2.461cm" svg:height="1.64cm" draw:z-index="32"><draw:image xlink:href="https://translate.googleusercontent.com/image_1.jpeg" xlink:type="simple" xlink:show="embed" xlink:actuate="onLoad"/></draw:frame></text:p>
          </table:table-cell>
          <table:table-cell table:style-name="Table8.A3" office:value-type="string">
            <text:p text:style-name="P6">Fique em casa por 5 dias e minimize o contato com outras pessoas. Este é o período em que a maioria das pessoas experimenta os primeiros sintomas.</text:p>
          </table:table-cell>
        </table:table-row>
        <table:table-row>
          <table:table-cell table:style-name="Table8.A3" office:value-type="string">
            <text:p text:style-name="P12"><draw:frame draw:style-name="fr2" draw:name="Image34" text:anchor-type="as-char" svg:width="2.461cm" svg:height="1.693cm" draw:z-index="33"><draw:image xlink:href="https://translate.googleusercontent.com/image_2.jpeg" xlink:type="simple" xlink:show="embed" xlink:actuate="onLoad"/></draw:frame></text:p>
          </table:table-cell>
          <table:table-cell table:style-name="Table8.A3" office:value-type="string">
            <text:p text:style-name="P6">Peça a familiares, amigos ou um serviço de entrega que entregue comida e outros produtos essenciais, como medicamentos à sua porta.</text:p>
          </table:table-cell>
        </table:table-row>
        <table:table-row>
          <table:table-cell table:style-name="Table8.A3" office:value-type="string">
            <text:p text:style-name="P12"><draw:frame draw:style-name="fr2" draw:name="Image35" text:anchor-type="as-char" svg:width="2.461cm" svg:height="1.693cm" draw:z-index="34"><draw:image xlink:href="https://translate.googleusercontent.com/image_3.jpeg" xlink:type="simple" xlink:show="embed" xlink:actuate="onLoad"/></draw:frame></text:p>
          </table:table-cell>
          <table:table-cell table:style-name="Table8.A3" office:value-type="string">
            <text:p text:style-name="P6">Instale-se sozinho em uma sala com as portas fechadas.</text:p>
          </table:table-cell>
        </table:table-row>
        <table:table-row>
          <table:table-cell table:style-name="Table8.A3" office:value-type="string">
            <text:p text:style-name="P12"><draw:frame draw:style-name="fr2" draw:name="Image36" text:anchor-type="as-char" svg:width="2.461cm" svg:height="1.693cm" draw:z-index="35"><draw:image xlink:href="https://translate.googleusercontent.com/image_4.jpeg" xlink:type="simple" xlink:show="embed" xlink:actuate="onLoad"/></draw:frame></text:p>
          </table:table-cell>
          <table:table-cell table:style-name="Table8.A3" office:value-type="string">
            <text:p text:style-name="P6">Evite todas as visitas e contatos e saia da sala somente quando necessário.</text:p>
          </table:table-cell>
        </table:table-row>
        <table:table-row>
          <table:table-cell table:style-name="Table8.A3" office:value-type="string">
            <text:p text:style-name="P12"><draw:frame draw:style-name="fr2" draw:name="Image37" text:anchor-type="as-char" svg:width="2.461cm" svg:height="1.693cm" draw:z-index="36"><draw:image xlink:href="https://translate.googleusercontent.com/image_5.jpeg" xlink:type="simple" xlink:show="embed" xlink:actuate="onLoad"/></draw:frame></text:p>
          </table:table-cell>
          <table:table-cell table:style-name="Table8.A3" office:value-type="string">
            <text:p text:style-name="P6">Lave as mãos regularmente com água e sabão por pelo menos 20 segundos.</text:p>
          </table:table-cell>
        </table:table-row>
        <table:table-row>
          <table:table-cell table:style-name="Table8.A3" office:value-type="string">
            <text:p text:style-name="P12"><draw:frame draw:style-name="fr2" draw:name="Image38" text:anchor-type="as-char" svg:width="2.461cm" svg:height="1.693cm" draw:z-index="37"><draw:image xlink:href="https://translate.googleusercontent.com/image_6.jpeg" xlink:type="simple" xlink:show="embed" xlink:actuate="onLoad"/></draw:frame></text:p>
          </table:table-cell>
          <table:table-cell table:style-name="Table8.A3" office:value-type="string">
            <text:p text:style-name="P6">Tome as suas refeições no seu quarto. Não compartilhe seus itens domésticos com outras pessoas.</text:p>
          </table:table-cell>
        </table:table-row>
        <table:table-row>
          <table:table-cell table:style-name="Table8.A3" office:value-type="string">
            <text:p text:style-name="P12"><draw:frame draw:style-name="fr2" draw:name="Image39" text:anchor-type="as-char" svg:width="2.461cm" svg:height="1.693cm" draw:z-index="38"><draw:image xlink:href="https://translate.googleusercontent.com/image_7.jpeg" xlink:type="simple" xlink:show="embed" xlink:actuate="onLoad"/></draw:frame></text:p>
          </table:table-cell>
          <table:table-cell table:style-name="Table8.A3" office:value-type="string">
            <text:p text:style-name="P6">Limpe cuidadosamente os itens usados ​​na máquina de lavar louça e na máquina de lavar roupa ou com água e sabão.</text:p>
          </table:table-cell>
        </table:table-row>
        <table:table-row>
          <table:table-cell table:style-name="Table8.A3" office:value-type="string">
            <text:p text:style-name="P12"><draw:frame draw:style-name="fr2" draw:name="Image40" text:anchor-type="as-char" svg:width="2.461cm" svg:height="1.693cm" draw:z-index="39"><draw:image xlink:href="https://translate.googleusercontent.com/image_8.jpeg" xlink:type="simple" xlink:show="embed" xlink:actuate="onLoad"/></draw:frame></text:p>
          </table:table-cell>
          <table:table-cell table:style-name="Table8.A3" office:value-type="string">
            <text:p text:style-name="P6">Monitore seu estado de saúde: problemas de indisposição, cansaço, febre, tosse ou respiração podem ser sinais de uma infecção pelo vírus corona. Se ocorrerem sintomas, entre em auto-isolamento e siga as recomendações apropriadas.</text:p>
          </table:table-cell>
        </table:table-row>
      </table:table>
      <text:p text:style-name="P16"> </text:p>
      <text:p text:style-name="P20"> </text:p>
      <table:table table:name="Table9" table:style-name="Table9">
        <table:table-column table:style-name="Table9.A"/>
        <table:table-column table:style-name="Table9.B"/>
        <table:table-row>
          <table:table-cell table:style-name="Table9.A1" table:number-columns-spanned="2" office:value-type="string">
            <text:p text:style-name="P13"> </text:p>
            <text:p text:style-name="P7">O que você deve fazer se tiver uma infecção respiratória com febre e tosse?</text:p>
          </table:table-cell>
          <table:covered-table-cell/>
        </table:table-row>
        <table:table-row>
          <table:table-cell table:style-name="Table9.A2" table:number-columns-spanned="2" office:value-type="string">
            <text:p text:style-name="P11">Auto-isolamento</text:p>
          </table:table-cell>
          <table:covered-table-cell/>
        </table:table-row>
        <table:table-row>
          <table:table-cell table:style-name="Table9.A3" office:value-type="string">
            <text:p text:style-name="P12"><draw:frame draw:style-name="fr2" draw:name="Image41" text:anchor-type="as-char" svg:width="2.461cm" svg:height="1.693cm" draw:z-index="40"><draw:image xlink:href="https://translate.googleusercontent.com/image_9.jpeg" xlink:type="simple" xlink:show="embed" xlink:actuate="onLoad"/></draw:frame></text:p>
          </table:table-cell>
          <table:table-cell table:style-name="Table9.A3" office:value-type="string">
            <text:p text:style-name="P6">Isole-se em casa e diga às pessoas com quem você esteve em contato próximo 24 horas antes do início dos sintomas. Só chame um médico se os sintomas respiratórios piorarem. Você definitivamente precisa ligar se tiver mais de 65 anos ou sofrer de pressão alta, doenças cardiovasculares e outras.</text:p>
          </table:table-cell>
        </table:table-row>
        <table:table-row>
          <table:table-cell table:style-name="Table9.A3" office:value-type="string">
            <text:p text:style-name="P12"><draw:frame draw:style-name="fr2" draw:name="Image42" text:anchor-type="as-char" svg:width="2.461cm" svg:height="1.693cm" draw:z-index="41"><draw:image xlink:href="https://translate.googleusercontent.com/image_10.jpeg" xlink:type="simple" xlink:show="embed" xlink:actuate="onLoad"/></draw:frame></text:p>
          </table:table-cell>
          <table:table-cell table:style-name="Table9.A3" office:value-type="string">
            <text:p text:style-name="P5">Peça a familiares, amigos ou um serviço de entrega que entregue comida e outros produtos essenciais, como medicamentos à sua porta.</text:p>
          </table:table-cell>
        </table:table-row>
        <table:table-row>
          <table:table-cell table:style-name="Table9.A3" office:value-type="string">
            <text:p text:style-name="P12"><draw:frame draw:style-name="fr2" draw:name="Image43" text:anchor-type="as-char" svg:width="2.461cm" svg:height="1.693cm" draw:z-index="42"><draw:image xlink:href="https://translate.googleusercontent.com/image_11.jpeg" xlink:type="simple" xlink:show="embed" xlink:actuate="onLoad"/></draw:frame></text:p>
          </table:table-cell>
          <table:table-cell table:style-name="Table9.A3" office:value-type="string">
            <text:p text:style-name="P5">Use seu próprio banheiro. Se isso não for possível, limpe as instalações sanitárias comuns (chuveiro, vaso sanitário, pia) após cada uso com um desinfetante doméstico normal.</text:p>
          </table:table-cell>
        </table:table-row>
        <table:table-row>
          <table:table-cell table:style-name="Table9.A3" office:value-type="string">
            <text:p text:style-name="P12"><draw:frame draw:style-name="fr2" draw:name="Image44" text:anchor-type="as-char" svg:width="2.461cm" svg:height="1.693cm" draw:z-index="43"><draw:image xlink:href="https://translate.googleusercontent.com/image_12.jpeg" xlink:type="simple" xlink:show="embed" xlink:actuate="onLoad"/></draw:frame></text:p>
          </table:table-cell>
          <table:table-cell table:style-name="Table9.A3" office:value-type="string">
            <text:p text:style-name="P5">Mantenha distância de outras pessoas (pelo menos 2 metros).</text:p>
          </table:table-cell>
        </table:table-row>
        <table:table-row>
          <table:table-cell table:style-name="Table9.A3" office:value-type="string">
            <text:p text:style-name="P12"><draw:frame draw:style-name="fr2" draw:name="Image45" text:anchor-type="as-char" svg:width="2.461cm" svg:height="1.693cm" draw:z-index="44"><draw:image xlink:href="https://translate.googleusercontent.com/image_13.jpeg" xlink:type="simple" xlink:show="embed" xlink:actuate="onLoad"/></draw:frame></text:p>
          </table:table-cell>
          <table:table-cell table:style-name="Table9.A3" office:value-type="string">
            <text:p text:style-name="P5">Cubra a boca e o nariz com um lenço de papel quando espirrar ou tossir. Os materiais com os quais você cobriu a boca ou o nariz devem ser jogados fora ou lavados.</text:p>
          </table:table-cell>
        </table:table-row>
        <table:table-row>
          <table:table-cell table:style-name="Table9.A3" office:value-type="string">
            <text:p text:style-name="P12"><draw:frame draw:style-name="fr2" draw:name="Image46" text:anchor-type="as-char" svg:width="2.461cm" svg:height="1.693cm" draw:z-index="45"><draw:image xlink:href="https://translate.googleusercontent.com/image_14.jpeg" xlink:type="simple" xlink:show="embed" xlink:actuate="onLoad"/></draw:frame></text:p>
          </table:table-cell>
          <table:table-cell table:style-name="Table9.A3" office:value-type="string">
            <text:p text:style-name="P5">Os resíduos contaminados com fluidos corporais (fezes, sangue, muco) devem ser jogados em uma lixeira designada no seu quarto antes de serem descartados com outros resíduos.</text:p>
          </table:table-cell>
        </table:table-row>
        <table:table-row>
          <table:table-cell table:style-name="Table9.A3" office:value-type="string">
            <text:p text:style-name="P12"><draw:frame draw:style-name="fr2" draw:name="Image47" text:anchor-type="as-char" svg:width="2.461cm" svg:height="1.693cm" draw:z-index="46"><draw:image xlink:href="https://translate.googleusercontent.com/image_15.jpeg" xlink:type="simple" xlink:show="embed" xlink:actuate="onLoad"/></draw:frame></text:p>
          </table:table-cell>
          <table:table-cell table:style-name="Table9.A3" office:value-type="string">
            <text:p text:style-name="P5">Limpe e desinfete as superfícies tocadas, como mesas de cabeceira, estrados e outros móveis do quarto diariamente com um desinfetante doméstico normal.</text:p>
          </table:table-cell>
        </table:table-row>
        <table:table-row>
          <table:table-cell table:style-name="Table9.A3" office:value-type="string">
            <text:p text:style-name="P12"><draw:frame draw:style-name="fr2" draw:name="Image48" text:anchor-type="as-char" svg:width="2.461cm" svg:height="1.693cm" draw:z-index="47"><draw:image xlink:href="https://translate.googleusercontent.com/image_16.jpeg" xlink:type="simple" xlink:show="embed" xlink:actuate="onLoad"/></draw:frame></text:p>
          </table:table-cell>
          <table:table-cell table:style-name="Table9.A3" office:value-type="string">
            <text:p text:style-name="P5">Pare o auto-isolamento nas primeiras 24 horas após a resolução dos sintomas. Se um teste de coronavírus tiver sido realizado, você deve permanecer isolado por até 48 horas após a recuperação e pelo menos dez dias após o início dos sintomas com um resultado positivo.</text:p>
          </table:table-cell>
        </table:table-row>
      </table:table>
      <text:p text:style-name="Standard"/>
      <text:p text:style-name="Standard"/>
      <text:p text:style-name="P18">Office fédéral de la santé publique </text:p>
      <text:p text:style-name="P17"> </text:p>
      <text:p text:style-name="P14"> </text:p>
      <text:p text:style-name="P19"><text:soft-page-break/>Recommandations pour le nouveau virus Corona</text:p>
      <text:p text:style-name="P19">(SRAS-COV2)</text:p>
      <text:p text:style-name="P8"> </text:p>
      <text:p text:style-name="P8"> </text:p>
      <text:p text:style-name="P8"> </text:p>
      <table:table table:name="Table10" table:style-name="Table10">
        <table:table-column table:style-name="Table10.A"/>
        <table:table-row>
          <table:table-cell table:style-name="Table10.A1" office:value-type="string">
            <text:p text:style-name="P1">Recommandation du Conseil fédéral:</text:p>
          </table:table-cell>
        </table:table-row>
        <table:table-row>
          <table:table-cell table:style-name="Table10.A2" office:value-type="string">
            <text:p text:style-name="P4">Restez à la maison, surtout si vous êtes vieux ou malade. Sauf si vous devez aller travailler et ne pouvez pas travailler à domicile; sauf si vous devez consulter un médecin ou une pharmacie; sauf si vous devez faire des courses ou aider quelqu'un.</text:p>
            <text:p text:style-name="P2">Le Conseil fédéral et la Suisse comptent sur vous!</text:p>
          </table:table-cell>
        </table:table-row>
      </table:table>
      <text:p text:style-name="P21"> </text:p>
      <text:p text:style-name="P22">Que faire en cas de toux et de fièvre?</text:p>
      <text:p text:style-name="P3">Ceux qui souffrent de symptômes pouvant provenir du virus corona doivent s'isoler de leur environnement.</text:p>
      <text:p text:style-name="P3">L'Office fédéral de la santé publique indique comment procéder :</text:p>
      <text:p text:style-name="P9"> </text:p>
      <text:p text:style-name="P15"> </text:p>
      <table:table table:name="Table11" table:style-name="Table11">
        <table:table-column table:style-name="Table11.A"/>
        <table:table-column table:style-name="Table11.B"/>
        <table:table-row>
          <table:table-cell table:style-name="Table11.A1" table:number-columns-spanned="2" office:value-type="string">
            <text:p text:style-name="P10">Que devez-vous faire si vous vivez avec une personne malade ou si vous avez été en contact étroit avec elle? </text:p>
          </table:table-cell>
          <table:covered-table-cell/>
        </table:table-row>
        <table:table-row>
          <table:table-cell table:style-name="Table11.A2" table:number-columns-spanned="2" office:value-type="string">
            <text:p text:style-name="P11">Auto quarantaine</text:p>
          </table:table-cell>
          <table:covered-table-cell/>
        </table:table-row>
        <table:table-row>
          <table:table-cell table:style-name="Table11.A3" office:value-type="string">
            <text:p text:style-name="P12"><draw:frame draw:style-name="fr2" draw:name="Image49" text:anchor-type="as-char" svg:width="2.461cm" svg:height="1.64cm" draw:z-index="48"><draw:image xlink:href="https://translate.googleusercontent.com/image_1.jpeg" xlink:type="simple" xlink:show="embed" xlink:actuate="onLoad"/></draw:frame></text:p>
          </table:table-cell>
          <table:table-cell table:style-name="Table11.A3" office:value-type="string">
            <text:p text:style-name="P6">Restez à la maison pendant 5 jours et minimisez les contacts avec d'autres personnes. C'est la période au cours de laquelle la plupart des gens éprouvent les premiers symptômes.</text:p>
          </table:table-cell>
        </table:table-row>
        <table:table-row>
          <table:table-cell table:style-name="Table11.A3" office:value-type="string">
            <text:p text:style-name="P12"><draw:frame draw:style-name="fr2" draw:name="Image50" text:anchor-type="as-char" svg:width="2.461cm" svg:height="1.693cm" draw:z-index="49"><draw:image xlink:href="https://translate.googleusercontent.com/image_2.jpeg" xlink:type="simple" xlink:show="embed" xlink:actuate="onLoad"/></draw:frame></text:p>
          </table:table-cell>
          <table:table-cell table:style-name="Table11.A3" office:value-type="string">
            <text:p text:style-name="P6">Demandez à des membres de la famille, à des amis ou à un service de livraison de livrer à domicile des aliments et d'autres produits essentiels tels que des médicaments.</text:p>
          </table:table-cell>
        </table:table-row>
        <table:table-row>
          <table:table-cell table:style-name="Table11.A3" office:value-type="string">
            <text:p text:style-name="P12"><draw:frame draw:style-name="fr2" draw:name="Image51" text:anchor-type="as-char" svg:width="2.461cm" svg:height="1.693cm" draw:z-index="50"><draw:image xlink:href="https://translate.googleusercontent.com/image_3.jpeg" xlink:type="simple" xlink:show="embed" xlink:actuate="onLoad"/></draw:frame></text:p>
          </table:table-cell>
          <table:table-cell table:style-name="Table11.A3" office:value-type="string">
            <text:p text:style-name="P6">Installé seul dans une pièce avec les portes fermées.</text:p>
          </table:table-cell>
        </table:table-row>
        <table:table-row>
          <table:table-cell table:style-name="Table11.A3" office:value-type="string">
            <text:p text:style-name="P12"><draw:frame draw:style-name="fr2" draw:name="Image52" text:anchor-type="as-char" svg:width="2.461cm" svg:height="1.693cm" draw:z-index="51"><draw:image xlink:href="https://translate.googleusercontent.com/image_4.jpeg" xlink:type="simple" xlink:show="embed" xlink:actuate="onLoad"/></draw:frame></text:p>
          </table:table-cell>
          <table:table-cell table:style-name="Table11.A3" office:value-type="string">
            <text:p text:style-name="P6">Évitez toutes les visites et contacts et ne quittez la pièce que lorsque cela est nécessaire.</text:p>
          </table:table-cell>
        </table:table-row>
        <table:table-row>
          <table:table-cell table:style-name="Table11.A3" office:value-type="string">
            <text:p text:style-name="P12"><draw:frame draw:style-name="fr2" draw:name="Image53" text:anchor-type="as-char" svg:width="2.461cm" svg:height="1.693cm" draw:z-index="52"><draw:image xlink:href="https://translate.googleusercontent.com/image_5.jpeg" xlink:type="simple" xlink:show="embed" xlink:actuate="onLoad"/></draw:frame></text:p>
          </table:table-cell>
          <table:table-cell table:style-name="Table11.A3" office:value-type="string">
            <text:p text:style-name="P6">Lavez-vous les mains régulièrement avec du savon et de l'eau pendant au moins 20 secondes.</text:p>
          </table:table-cell>
        </table:table-row>
        <table:table-row>
          <table:table-cell table:style-name="Table11.A3" office:value-type="string">
            <text:p text:style-name="P12"><draw:frame draw:style-name="fr2" draw:name="Image54" text:anchor-type="as-char" svg:width="2.461cm" svg:height="1.693cm" draw:z-index="53"><draw:image xlink:href="https://translate.googleusercontent.com/image_6.jpeg" xlink:type="simple" xlink:show="embed" xlink:actuate="onLoad"/></draw:frame></text:p>
          </table:table-cell>
          <table:table-cell table:style-name="Table11.A3" office:value-type="string">
            <text:p text:style-name="P6">Prenez vos repas dans votre chambre. Ne partagez pas vos articles ménagers avec d'autres personnes.</text:p>
          </table:table-cell>
        </table:table-row>
        <table:table-row>
          <table:table-cell table:style-name="Table11.A3" office:value-type="string">
            <text:p text:style-name="P12"><draw:frame draw:style-name="fr2" draw:name="Image55" text:anchor-type="as-char" svg:width="2.461cm" svg:height="1.693cm" draw:z-index="54"><draw:image xlink:href="https://translate.googleusercontent.com/image_7.jpeg" xlink:type="simple" xlink:show="embed" xlink:actuate="onLoad"/></draw:frame></text:p>
          </table:table-cell>
          <table:table-cell table:style-name="Table11.A3" office:value-type="string">
            <text:p text:style-name="P6">Nettoyez soigneusement les articles usagés au lave-vaisselle et au lave-linge ou avec de l'eau et du savon.</text:p>
          </table:table-cell>
        </table:table-row>
        <table:table-row>
          <table:table-cell table:style-name="Table11.A3" office:value-type="string">
            <text:p text:style-name="P12"><draw:frame draw:style-name="fr2" draw:name="Image56" text:anchor-type="as-char" svg:width="2.461cm" svg:height="1.693cm" draw:z-index="55"><draw:image xlink:href="https://translate.googleusercontent.com/image_8.jpeg" xlink:type="simple" xlink:show="embed" xlink:actuate="onLoad"/></draw:frame></text:p>
          </table:table-cell>
          <table:table-cell table:style-name="Table11.A3" office:value-type="string">
            <text:p text:style-name="P6">Surveillez votre état de santé: mal au cœur, fatigue, fièvre, toux ou problèmes respiratoires peuvent être des signes d'une infection par le virus corona. Si des symptômes surviennent, passez à l'auto-isolement et suivez les recommandations appropriées.</text:p>
          </table:table-cell>
        </table:table-row>
      </table:table>
      <text:p text:style-name="P16"> </text:p>
      <text:p text:style-name="P20"> </text:p>
      <table:table table:name="Table12" table:style-name="Table12">
        <table:table-column table:style-name="Table12.A"/>
        <table:table-column table:style-name="Table12.B"/>
        <table:table-row>
          <table:table-cell table:style-name="Table12.A1" table:number-columns-spanned="2" office:value-type="string">
            <text:p text:style-name="P13"> </text:p>
            <text:p text:style-name="P7">Que devez-vous faire si vous avez une infection respiratoire accompagnée de fièvre et de toux?</text:p>
          </table:table-cell>
          <table:covered-table-cell/>
        </table:table-row>
        <table:table-row>
          <table:table-cell table:style-name="Table12.A2" table:number-columns-spanned="2" office:value-type="string">
            <text:p text:style-name="P11">Auto-isolement</text:p>
          </table:table-cell>
          <table:covered-table-cell/>
        </table:table-row>
        <table:table-row>
          <table:table-cell table:style-name="Table12.A3" office:value-type="string">
            <text:p text:style-name="P12"><draw:frame draw:style-name="fr2" draw:name="Image57" text:anchor-type="as-char" svg:width="2.461cm" svg:height="1.693cm" draw:z-index="56"><draw:image xlink:href="https://translate.googleusercontent.com/image_9.jpeg" xlink:type="simple" xlink:show="embed" xlink:actuate="onLoad"/></draw:frame></text:p>
          </table:table-cell>
          <table:table-cell table:style-name="Table12.A3" office:value-type="string">
            <text:p text:style-name="P6">Isolez-vous à la maison et dites aux personnes avec qui vous étiez en contact étroit 24 heures avant le début des symptômes. Appelez un médecin uniquement si vos symptômes respiratoires s'aggravent. Vous devez absolument appeler si vous avez plus de 65 ans ou souffrez d'hypertension artérielle, de maladies cardiovasculaires et autres.</text:p>
          </table:table-cell>
        </table:table-row>
        <table:table-row>
          <table:table-cell table:style-name="Table12.A3" office:value-type="string">
            <text:p text:style-name="P12"><draw:frame draw:style-name="fr2" draw:name="Image58" text:anchor-type="as-char" svg:width="2.461cm" svg:height="1.693cm" draw:z-index="57"><draw:image xlink:href="https://translate.googleusercontent.com/image_10.jpeg" xlink:type="simple" xlink:show="embed" xlink:actuate="onLoad"/></draw:frame></text:p>
          </table:table-cell>
          <table:table-cell table:style-name="Table12.A3" office:value-type="string">
            <text:p text:style-name="P5">Demandez à des membres de la famille, à des amis ou à un service de livraison de livrer à domicile des aliments et d'autres produits essentiels tels que des médicaments.</text:p>
          </table:table-cell>
        </table:table-row>
        <table:table-row>
          <table:table-cell table:style-name="Table12.A3" office:value-type="string">
            <text:p text:style-name="P12"><draw:frame draw:style-name="fr2" draw:name="Image59" text:anchor-type="as-char" svg:width="2.461cm" svg:height="1.693cm" draw:z-index="58"><draw:image xlink:href="https://translate.googleusercontent.com/image_11.jpeg" xlink:type="simple" xlink:show="embed" xlink:actuate="onLoad"/></draw:frame></text:p>
          </table:table-cell>
          <table:table-cell table:style-name="Table12.A3" office:value-type="string">
            <text:p text:style-name="P5">Utilisez votre propre salle de bain. Si cela n'est pas possible, nettoyez les installations sanitaires communes (douche, toilettes, lavabo) après chaque utilisation avec un désinfectant domestique normal.</text:p>
          </table:table-cell>
        </table:table-row>
        <table:table-row>
          <table:table-cell table:style-name="Table12.A3" office:value-type="string">
            <text:p text:style-name="P12"><draw:frame draw:style-name="fr2" draw:name="Image60" text:anchor-type="as-char" svg:width="2.461cm" svg:height="1.693cm" draw:z-index="59"><draw:image xlink:href="https://translate.googleusercontent.com/image_12.jpeg" xlink:type="simple" xlink:show="embed" xlink:actuate="onLoad"/></draw:frame></text:p>
          </table:table-cell>
          <table:table-cell table:style-name="Table12.A3" office:value-type="string">
            <text:p text:style-name="P5">Gardez vos distances avec les autres (au moins 2 mètres).</text:p>
          </table:table-cell>
        </table:table-row>
        <table:table-row>
          <table:table-cell table:style-name="Table12.A3" office:value-type="string">
            <text:p text:style-name="P12"><draw:frame draw:style-name="fr2" draw:name="Image61" text:anchor-type="as-char" svg:width="2.461cm" svg:height="1.693cm" draw:z-index="60"><draw:image xlink:href="https://translate.googleusercontent.com/image_13.jpeg" xlink:type="simple" xlink:show="embed" xlink:actuate="onLoad"/></draw:frame></text:p>
          </table:table-cell>
          <table:table-cell table:style-name="Table12.A3" office:value-type="string">
            <text:p text:style-name="P5">Couvrez-vous la bouche et le nez avec un mouchoir lorsque vous éternuez ou toussez. Les matériaux dont vous avez couvert la bouche ou le nez doivent être jetés ou lavés.</text:p>
          </table:table-cell>
        </table:table-row>
        <table:table-row>
          <table:table-cell table:style-name="Table12.A3" office:value-type="string">
            <text:p text:style-name="P12"><draw:frame draw:style-name="fr2" draw:name="Image62" text:anchor-type="as-char" svg:width="2.461cm" svg:height="1.693cm" draw:z-index="61"><draw:image xlink:href="https://translate.googleusercontent.com/image_14.jpeg" xlink:type="simple" xlink:show="embed" xlink:actuate="onLoad"/></draw:frame></text:p>
          </table:table-cell>
          <table:table-cell table:style-name="Table12.A3" office:value-type="string">
            <text:p text:style-name="P5">Les déchets contaminés par des liquides organiques (selles, sang, mucus) doivent être jetés dans une poubelle désignée dans votre chambre avant d'être jetés avec d'autres déchets.</text:p>
          </table:table-cell>
        </table:table-row>
        <table:table-row>
          <table:table-cell table:style-name="Table12.A3" office:value-type="string">
            <text:p text:style-name="P12"><draw:frame draw:style-name="fr2" draw:name="Image63" text:anchor-type="as-char" svg:width="2.461cm" svg:height="1.693cm" draw:z-index="62"><draw:image xlink:href="https://translate.googleusercontent.com/image_15.jpeg" xlink:type="simple" xlink:show="embed" xlink:actuate="onLoad"/></draw:frame></text:p>
          </table:table-cell>
          <table:table-cell table:style-name="Table12.A3" office:value-type="string">
            <text:p text:style-name="P5">Nettoyez et désinfectez quotidiennement les surfaces touchées telles que les tables de chevet, les cadres de lit et les autres meubles de chambre à coucher avec un désinfectant ménager normal.</text:p>
          </table:table-cell>
        </table:table-row>
        <table:table-row>
          <table:table-cell table:style-name="Table12.A3" office:value-type="string">
            <text:p text:style-name="P12"><draw:frame draw:style-name="fr2" draw:name="Image64" text:anchor-type="as-char" svg:width="2.461cm" svg:height="1.693cm" draw:z-index="63"><draw:image xlink:href="https://translate.googleusercontent.com/image_16.jpeg" xlink:type="simple" xlink:show="embed" xlink:actuate="onLoad"/></draw:frame></text:p>
          </table:table-cell>
          <table:table-cell table:style-name="Table12.A3" office:value-type="string">
            <text:p text:style-name="P5">Arrêtez l'auto-isolement au plus tôt 24 heures après la disparition des symptômes. Si un test de coronavirus a été effectué, vous devez rester isolé jusqu'à 48 heures après la guérison et au moins dix jours après l'apparition des symptômes avec un résultat positif.</text:p>
          </table:table-cell>
        </table:table-row>
      </table:table>
      <text:p text:style-name="Standard"/>
      <text:p text:style-name="Standard"/>
      <text:p text:style-name="P18"><text:soft-page-break/>Oficina Federal Suiza de Salud Pública </text:p>
      <text:p text:style-name="P17"> </text:p>
      <text:p text:style-name="P14"> </text:p>
      <text:p text:style-name="P19">Recomendaciones para el nuevo Virus Corona</text:p>
      <text:p text:style-name="P19">(SARS-COV2)</text:p>
      <text:p text:style-name="P8"> </text:p>
      <text:p text:style-name="P8"> </text:p>
      <text:p text:style-name="P8"> </text:p>
      <table:table table:name="Table13" table:style-name="Table13">
        <table:table-column table:style-name="Table13.A"/>
        <table:table-row>
          <table:table-cell table:style-name="Table13.A1" office:value-type="string">
            <text:p text:style-name="P1">Recomendación del Consejo Federal:</text:p>
          </table:table-cell>
        </table:table-row>
        <table:table-row>
          <table:table-cell table:style-name="Table13.A2" office:value-type="string">
            <text:p text:style-name="P4">Quédese en casa, especialmente si es viejo o está enfermo. A menos que tenga que ir a trabajar y no pueda trabajar desde casa; a menos que necesite ir al médico o la farmacia; a menos que necesite comprar alimentos o ayudar a alguien.</text:p>
            <text:p text:style-name="P2">¡El Consejo Federal y Suiza cuentan con usted!</text:p>
          </table:table-cell>
        </table:table-row>
      </table:table>
      <text:p text:style-name="P21"> </text:p>
      <text:p text:style-name="P22">¿Qué hacer si tiene tos y fiebre?</text:p>
      <text:p text:style-name="P3">Aquellos que sufren síntomas que podrían provenir del virus corona deberían aislarse de su entorno.</text:p>
      <text:p text:style-name="P3">La Oficina Federal de Salud Pública dice cómo hacerlo :</text:p>
      <text:p text:style-name="P9"> </text:p>
      <text:p text:style-name="P15"> </text:p>
      <table:table table:name="Table14" table:style-name="Table14">
        <table:table-column table:style-name="Table14.A"/>
        <table:table-column table:style-name="Table14.B"/>
        <table:table-row>
          <table:table-cell table:style-name="Table14.A1" table:number-columns-spanned="2" office:value-type="string">
            <text:p text:style-name="P10">¿Qué tiene que hacer si vive con una persona enferma o ha tenido contacto cercano con ella? </text:p>
          </table:table-cell>
          <table:covered-table-cell/>
        </table:table-row>
        <table:table-row>
          <table:table-cell table:style-name="Table14.A2" table:number-columns-spanned="2" office:value-type="string">
            <text:p text:style-name="P11">Auto cuarentena</text:p>
          </table:table-cell>
          <table:covered-table-cell/>
        </table:table-row>
        <table:table-row>
          <table:table-cell table:style-name="Table14.A3" office:value-type="string">
            <text:p text:style-name="P12"><draw:frame draw:style-name="fr2" draw:name="Image65" text:anchor-type="as-char" svg:width="2.461cm" svg:height="1.64cm" draw:z-index="64"><draw:image xlink:href="https://translate.googleusercontent.com/image_1.jpeg" xlink:type="simple" xlink:show="embed" xlink:actuate="onLoad"/></draw:frame></text:p>
          </table:table-cell>
          <table:table-cell table:style-name="Table14.A3" office:value-type="string">
            <text:p text:style-name="P6">Quédese en casa durante 5 días y minimice el contacto con otras personas. Este es el período en el que la mayoría de las personas experimentan los primeros síntomas.</text:p>
          </table:table-cell>
        </table:table-row>
        <table:table-row>
          <table:table-cell table:style-name="Table14.A3" office:value-type="string">
            <text:p text:style-name="P12"><draw:frame draw:style-name="fr2" draw:name="Image66" text:anchor-type="as-char" svg:width="2.461cm" svg:height="1.693cm" draw:z-index="65"><draw:image xlink:href="https://translate.googleusercontent.com/image_2.jpeg" xlink:type="simple" xlink:show="embed" xlink:actuate="onLoad"/></draw:frame></text:p>
          </table:table-cell>
          <table:table-cell table:style-name="Table14.A3" office:value-type="string">
            <text:p text:style-name="P6">Haga que miembros de la familia, amigos o un servicio de entrega entreguen alimentos y otros productos esenciales como medicamentos a su puerta.</text:p>
          </table:table-cell>
        </table:table-row>
        <table:table-row>
          <table:table-cell table:style-name="Table14.A3" office:value-type="string">
            <text:p text:style-name="P12"><draw:frame draw:style-name="fr2" draw:name="Image67" text:anchor-type="as-char" svg:width="2.461cm" svg:height="1.693cm" draw:z-index="66"><draw:image xlink:href="https://translate.googleusercontent.com/image_3.jpeg" xlink:type="simple" xlink:show="embed" xlink:actuate="onLoad"/></draw:frame></text:p>
          </table:table-cell>
          <table:table-cell table:style-name="Table14.A3" office:value-type="string">
            <text:p text:style-name="P6">Instalar solo en una habitación con las puertas cerradas.</text:p>
          </table:table-cell>
        </table:table-row>
        <table:table-row>
          <table:table-cell table:style-name="Table14.A3" office:value-type="string">
            <text:p text:style-name="P12"><draw:frame draw:style-name="fr2" draw:name="Image68" text:anchor-type="as-char" svg:width="2.461cm" svg:height="1.693cm" draw:z-index="67"><draw:image xlink:href="https://translate.googleusercontent.com/image_4.jpeg" xlink:type="simple" xlink:show="embed" xlink:actuate="onLoad"/></draw:frame></text:p>
          </table:table-cell>
          <table:table-cell table:style-name="Table14.A3" office:value-type="string">
            <text:p text:style-name="P6">Evite todas las visitas y contactos y solo salga de la habitación cuando sea necesario.</text:p>
          </table:table-cell>
        </table:table-row>
        <table:table-row>
          <table:table-cell table:style-name="Table14.A3" office:value-type="string">
            <text:p text:style-name="P12"><draw:frame draw:style-name="fr2" draw:name="Image69" text:anchor-type="as-char" svg:width="2.461cm" svg:height="1.693cm" draw:z-index="68"><draw:image xlink:href="https://translate.googleusercontent.com/image_5.jpeg" xlink:type="simple" xlink:show="embed" xlink:actuate="onLoad"/></draw:frame></text:p>
          </table:table-cell>
          <table:table-cell table:style-name="Table14.A3" office:value-type="string">
            <text:p text:style-name="P6">Lávese las manos regularmente con agua y jabón durante al menos 20 segundos.</text:p>
          </table:table-cell>
        </table:table-row>
        <table:table-row>
          <table:table-cell table:style-name="Table14.A3" office:value-type="string">
            <text:p text:style-name="P12"><draw:frame draw:style-name="fr2" draw:name="Image70" text:anchor-type="as-char" svg:width="2.461cm" svg:height="1.693cm" draw:z-index="69"><draw:image xlink:href="https://translate.googleusercontent.com/image_6.jpeg" xlink:type="simple" xlink:show="embed" xlink:actuate="onLoad"/></draw:frame></text:p>
          </table:table-cell>
          <table:table-cell table:style-name="Table14.A3" office:value-type="string">
            <text:p text:style-name="P6">Toma tus comidas en tu habitación. No comparta los artículos de su hogar con otras personas.</text:p>
          </table:table-cell>
        </table:table-row>
        <table:table-row>
          <table:table-cell table:style-name="Table14.A3" office:value-type="string">
            <text:p text:style-name="P12"><draw:frame draw:style-name="fr2" draw:name="Image71" text:anchor-type="as-char" svg:width="2.461cm" svg:height="1.693cm" draw:z-index="70"><draw:image xlink:href="https://translate.googleusercontent.com/image_7.jpeg" xlink:type="simple" xlink:show="embed" xlink:actuate="onLoad"/></draw:frame></text:p>
          </table:table-cell>
          <table:table-cell table:style-name="Table14.A3" office:value-type="string">
            <text:p text:style-name="P6">Limpie los artículos usados ​​con cuidado en el lavavajillas y la lavadora o con agua y jabón.</text:p>
          </table:table-cell>
        </table:table-row>
        <table:table-row>
          <table:table-cell table:style-name="Table14.A3" office:value-type="string">
            <text:p text:style-name="P12"><draw:frame draw:style-name="fr2" draw:name="Image72" text:anchor-type="as-char" svg:width="2.461cm" svg:height="1.693cm" draw:z-index="71"><draw:image xlink:href="https://translate.googleusercontent.com/image_8.jpeg" xlink:type="simple" xlink:show="embed" xlink:actuate="onLoad"/></draw:frame></text:p>
          </table:table-cell>
          <table:table-cell table:style-name="Table14.A3" office:value-type="string">
            <text:p text:style-name="P6">Controle su estado de salud: sentirse mal, cansado, con fiebre, tos o problemas respiratorios pueden ser signos de una infección con el virus corona. Si se presentan síntomas, entre en autoaislamiento y siga las recomendaciones apropiadas.</text:p>
          </table:table-cell>
        </table:table-row>
      </table:table>
      <text:p text:style-name="P16"> </text:p>
      <text:p text:style-name="P20"> </text:p>
      <table:table table:name="Table15" table:style-name="Table15">
        <table:table-column table:style-name="Table15.A"/>
        <table:table-column table:style-name="Table15.B"/>
        <table:table-row>
          <table:table-cell table:style-name="Table15.A1" table:number-columns-spanned="2" office:value-type="string">
            <text:p text:style-name="P13"> </text:p>
            <text:p text:style-name="P7">¿Qué debe hacer si tiene una infección respiratoria con fiebre y tos?</text:p>
          </table:table-cell>
          <table:covered-table-cell/>
        </table:table-row>
        <table:table-row>
          <table:table-cell table:style-name="Table15.A2" table:number-columns-spanned="2" office:value-type="string">
            <text:p text:style-name="P11">Autoaislamiento</text:p>
          </table:table-cell>
          <table:covered-table-cell/>
        </table:table-row>
        <table:table-row>
          <table:table-cell table:style-name="Table15.A3" office:value-type="string">
            <text:p text:style-name="P12"><draw:frame draw:style-name="fr2" draw:name="Image73" text:anchor-type="as-char" svg:width="2.461cm" svg:height="1.693cm" draw:z-index="72"><draw:image xlink:href="https://translate.googleusercontent.com/image_9.jpeg" xlink:type="simple" xlink:show="embed" xlink:actuate="onLoad"/></draw:frame></text:p>
          </table:table-cell>
          <table:table-cell table:style-name="Table15.A3" office:value-type="string">
            <text:p text:style-name="P6">Aislarse en casa y decirle a las personas que estuvo en contacto cercano 24 horas antes del inicio de los síntomas. Solo llame a un médico si sus síntomas respiratorios empeoran. Definitivamente debe llamar si tiene más de 65 años o si sufre de presión arterial alta, enfermedades cardiovasculares y otras enfermedades.</text:p>
          </table:table-cell>
        </table:table-row>
        <table:table-row>
          <table:table-cell table:style-name="Table15.A3" office:value-type="string">
            <text:p text:style-name="P12"><draw:frame draw:style-name="fr2" draw:name="Image74" text:anchor-type="as-char" svg:width="2.461cm" svg:height="1.693cm" draw:z-index="73"><draw:image xlink:href="https://translate.googleusercontent.com/image_10.jpeg" xlink:type="simple" xlink:show="embed" xlink:actuate="onLoad"/></draw:frame></text:p>
          </table:table-cell>
          <table:table-cell table:style-name="Table15.A3" office:value-type="string">
            <text:p text:style-name="P5">Haga que miembros de la familia, amigos o un servicio de entrega entreguen alimentos y otros productos esenciales como medicamentos a su puerta.</text:p>
          </table:table-cell>
        </table:table-row>
        <table:table-row>
          <table:table-cell table:style-name="Table15.A3" office:value-type="string">
            <text:p text:style-name="P12"><draw:frame draw:style-name="fr2" draw:name="Image75" text:anchor-type="as-char" svg:width="2.461cm" svg:height="1.693cm" draw:z-index="74"><draw:image xlink:href="https://translate.googleusercontent.com/image_11.jpeg" xlink:type="simple" xlink:show="embed" xlink:actuate="onLoad"/></draw:frame></text:p>
          </table:table-cell>
          <table:table-cell table:style-name="Table15.A3" office:value-type="string">
            <text:p text:style-name="P5">Usa tu propio baño. Si esto no es posible, limpie las instalaciones sanitarias comunes (ducha, inodoro, lavabo) después de cada uso con un desinfectante doméstico normal.</text:p>
          </table:table-cell>
        </table:table-row>
        <table:table-row>
          <table:table-cell table:style-name="Table15.A3" office:value-type="string">
            <text:p text:style-name="P12"><draw:frame draw:style-name="fr2" draw:name="Image76" text:anchor-type="as-char" svg:width="2.461cm" svg:height="1.693cm" draw:z-index="75"><draw:image xlink:href="https://translate.googleusercontent.com/image_12.jpeg" xlink:type="simple" xlink:show="embed" xlink:actuate="onLoad"/></draw:frame></text:p>
          </table:table-cell>
          <table:table-cell table:style-name="Table15.A3" office:value-type="string">
            <text:p text:style-name="P5">Mantenga su distancia de otras personas (al menos 2 metros).</text:p>
          </table:table-cell>
        </table:table-row>
        <table:table-row>
          <table:table-cell table:style-name="Table15.A3" office:value-type="string">
            <text:p text:style-name="P12"><draw:frame draw:style-name="fr2" draw:name="Image77" text:anchor-type="as-char" svg:width="2.461cm" svg:height="1.693cm" draw:z-index="76"><draw:image xlink:href="https://translate.googleusercontent.com/image_13.jpeg" xlink:type="simple" xlink:show="embed" xlink:actuate="onLoad"/></draw:frame></text:p>
          </table:table-cell>
          <table:table-cell table:style-name="Table15.A3" office:value-type="string">
            <text:p text:style-name="P5">Cubra su boca y nariz con un pañuelo cuando estornude o tosa. Los materiales con los que se cubrió la boca o la nariz deben desecharse o lavarse.</text:p>
          </table:table-cell>
        </table:table-row>
        <table:table-row>
          <table:table-cell table:style-name="Table15.A3" office:value-type="string">
            <text:p text:style-name="P12"><draw:frame draw:style-name="fr2" draw:name="Image78" text:anchor-type="as-char" svg:width="2.461cm" svg:height="1.693cm" draw:z-index="77"><draw:image xlink:href="https://translate.googleusercontent.com/image_14.jpeg" xlink:type="simple" xlink:show="embed" xlink:actuate="onLoad"/></draw:frame></text:p>
          </table:table-cell>
          <table:table-cell table:style-name="Table15.A3" office:value-type="string">
            <text:p text:style-name="P5">Los desechos que están contaminados con fluidos corporales (heces, sangre, mucosidad) deben arrojarse a un contenedor de basura designado en su habitación antes de desecharse con otros desechos.</text:p>
          </table:table-cell>
        </table:table-row>
        <table:table-row>
          <table:table-cell table:style-name="Table15.A3" office:value-type="string">
            <text:p text:style-name="P12"><draw:frame draw:style-name="fr2" draw:name="Image79" text:anchor-type="as-char" svg:width="2.461cm" svg:height="1.693cm" draw:z-index="78"><draw:image xlink:href="https://translate.googleusercontent.com/image_15.jpeg" xlink:type="simple" xlink:show="embed" xlink:actuate="onLoad"/></draw:frame></text:p>
          </table:table-cell>
          <table:table-cell table:style-name="Table15.A3" office:value-type="string">
            <text:p text:style-name="P5">Limpie y desinfecte diariamente las superficies tocadas como las mesitas de noche, los somieres y otros muebles de dormitorio con un desinfectante doméstico normal.</text:p>
          </table:table-cell>
        </table:table-row>
        <table:table-row>
          <table:table-cell table:style-name="Table15.A3" office:value-type="string">
            <text:p text:style-name="P12"><draw:frame draw:style-name="fr2" draw:name="Image80" text:anchor-type="as-char" svg:width="2.461cm" svg:height="1.693cm" draw:z-index="79"><draw:image xlink:href="https://translate.googleusercontent.com/image_16.jpeg" xlink:type="simple" xlink:show="embed" xlink:actuate="onLoad"/></draw:frame></text:p>
          </table:table-cell>
          <table:table-cell table:style-name="Table15.A3" office:value-type="string">
            <text:p text:style-name="P5">Detenga el autoaislamiento lo antes posible 24 horas después de que los síntomas se hayan resuelto. Si se ha realizado una prueba de coronavirus, debe permanecer aislado hasta 48 horas después de la recuperación y al menos diez días después del inicio de los síntomas con un resultado positivo.</text:p>
          </table:table-cell>
        </table:table-row>
      </table:table>
      <text:p text:style-name="Standard"/>
      <text:p text:style-name="Standard"/>
      <text:p text:style-name="P18"><text:soft-page-break/>Федеральное управление здравоохранения Швейцарии </text:p>
      <text:p text:style-name="P17"> </text:p>
      <text:p text:style-name="P14"> </text:p>
      <text:p text:style-name="P19">Рекомендации по новому Corona Virus</text:p>
      <text:p text:style-name="P19">(SARS-COV2)</text:p>
      <text:p text:style-name="P8"> </text:p>
      <text:p text:style-name="P8"> </text:p>
      <text:p text:style-name="P8"> </text:p>
      <table:table table:name="Table16" table:style-name="Table16">
        <table:table-column table:style-name="Table16.A"/>
        <table:table-row>
          <table:table-cell table:style-name="Table16.A1" office:value-type="string">
            <text:p text:style-name="P1">Рекомендация Федерального совета:</text:p>
          </table:table-cell>
        </table:table-row>
        <table:table-row>
          <table:table-cell table:style-name="Table16.A2" office:value-type="string">
            <text:p text:style-name="P4">Оставайтесь дома, особенно если вы старый или больной. Если вы не должны идти на работу и не можете работать из дома; если вам не нужно идти к врачу или в аптеку; если вам не нужно покупать продукты или помогать кому-то.</text:p>
            <text:p text:style-name="P2">Федеральный совет и Швейцария рассчитывают на вас!</text:p>
          </table:table-cell>
        </table:table-row>
      </table:table>
      <text:p text:style-name="P21"> </text:p>
      <text:p text:style-name="P22">Что делать, если у вас кашель и жар?</text:p>
      <text:p text:style-name="P3">Те, кто страдает от симптомов, которые могут быть вызваны вирусом короны, должны изолировать себя от окружающей среды.</text:p>
      <text:p text:style-name="P3">Федеральное управление здравоохранения говорит, как это сделать :</text:p>
      <text:p text:style-name="P9"> </text:p>
      <text:p text:style-name="P15"> </text:p>
      <table:table table:name="Table17" table:style-name="Table17">
        <table:table-column table:style-name="Table17.A"/>
        <table:table-column table:style-name="Table17.B"/>
        <table:table-row>
          <table:table-cell table:style-name="Table17.A1" table:number-columns-spanned="2" office:value-type="string">
            <text:p text:style-name="P10">Что вы должны делать, если вы живете с больным человеком или имели с ним тесный контакт? </text:p>
          </table:table-cell>
          <table:covered-table-cell/>
        </table:table-row>
        <table:table-row>
          <table:table-cell table:style-name="Table17.A2" table:number-columns-spanned="2" office:value-type="string">
            <text:p text:style-name="P11">Сам карантин</text:p>
          </table:table-cell>
          <table:covered-table-cell/>
        </table:table-row>
        <table:table-row>
          <table:table-cell table:style-name="Table17.A3" office:value-type="string">
            <text:p text:style-name="P12"><draw:frame draw:style-name="fr2" draw:name="Image81" text:anchor-type="as-char" svg:width="2.461cm" svg:height="1.64cm" draw:z-index="80"><draw:image xlink:href="https://translate.googleusercontent.com/image_1.jpeg" xlink:type="simple" xlink:show="embed" xlink:actuate="onLoad"/></draw:frame></text:p>
          </table:table-cell>
          <table:table-cell table:style-name="Table17.A3" office:value-type="string">
            <text:p text:style-name="P6">Оставайтесь дома 5 дней и минимизируйте контакт с другими людьми. Это период, в котором большинство людей испытывают первые симптомы.</text:p>
          </table:table-cell>
        </table:table-row>
        <table:table-row>
          <table:table-cell table:style-name="Table17.A3" office:value-type="string">
            <text:p text:style-name="P12"><draw:frame draw:style-name="fr2" draw:name="Image82" text:anchor-type="as-char" svg:width="2.461cm" svg:height="1.693cm" draw:z-index="81"><draw:image xlink:href="https://translate.googleusercontent.com/image_2.jpeg" xlink:type="simple" xlink:show="embed" xlink:actuate="onLoad"/></draw:frame></text:p>
          </table:table-cell>
          <table:table-cell table:style-name="Table17.A3" office:value-type="string">
            <text:p text:style-name="P6">Попросите членов семьи, друзей или службу доставки доставить еду и другие необходимые продукты, такие как лекарства, к вашей двери.</text:p>
          </table:table-cell>
        </table:table-row>
        <table:table-row>
          <table:table-cell table:style-name="Table17.A3" office:value-type="string">
            <text:p text:style-name="P12"><draw:frame draw:style-name="fr2" draw:name="Image83" text:anchor-type="as-char" svg:width="2.461cm" svg:height="1.693cm" draw:z-index="82"><draw:image xlink:href="https://translate.googleusercontent.com/image_3.jpeg" xlink:type="simple" xlink:show="embed" xlink:actuate="onLoad"/></draw:frame></text:p>
          </table:table-cell>
          <table:table-cell table:style-name="Table17.A3" office:value-type="string">
            <text:p text:style-name="P6">Поставьте одну в комнате с закрытыми дверями.</text:p>
          </table:table-cell>
        </table:table-row>
        <table:table-row>
          <table:table-cell table:style-name="Table17.A3" office:value-type="string">
            <text:p text:style-name="P12"><draw:frame draw:style-name="fr2" draw:name="Image84" text:anchor-type="as-char" svg:width="2.461cm" svg:height="1.693cm" draw:z-index="83"><draw:image xlink:href="https://translate.googleusercontent.com/image_4.jpeg" xlink:type="simple" xlink:show="embed" xlink:actuate="onLoad"/></draw:frame></text:p>
          </table:table-cell>
          <table:table-cell table:style-name="Table17.A3" office:value-type="string">
            <text:p text:style-name="P6">Избегайте всех посещений и контактов и выходите из комнаты только при необходимости.</text:p>
          </table:table-cell>
        </table:table-row>
        <table:table-row>
          <table:table-cell table:style-name="Table17.A3" office:value-type="string">
            <text:p text:style-name="P12"><draw:frame draw:style-name="fr2" draw:name="Image85" text:anchor-type="as-char" svg:width="2.461cm" svg:height="1.693cm" draw:z-index="84"><draw:image xlink:href="https://translate.googleusercontent.com/image_5.jpeg" xlink:type="simple" xlink:show="embed" xlink:actuate="onLoad"/></draw:frame></text:p>
          </table:table-cell>
          <table:table-cell table:style-name="Table17.A3" office:value-type="string">
            <text:p text:style-name="P6">Регулярно мойте руки с мылом и водой не менее 20 секунд.</text:p>
          </table:table-cell>
        </table:table-row>
        <table:table-row>
          <table:table-cell table:style-name="Table17.A3" office:value-type="string">
            <text:p text:style-name="P12"><draw:frame draw:style-name="fr2" draw:name="Image86" text:anchor-type="as-char" svg:width="2.461cm" svg:height="1.693cm" draw:z-index="85"><draw:image xlink:href="https://translate.googleusercontent.com/image_6.jpeg" xlink:type="simple" xlink:show="embed" xlink:actuate="onLoad"/></draw:frame></text:p>
          </table:table-cell>
          <table:table-cell table:style-name="Table17.A3" office:value-type="string">
            <text:p text:style-name="P6">Принимайте пищу в своей комнате. Не делитесь своими предметами домашнего обихода с другими людьми.</text:p>
          </table:table-cell>
        </table:table-row>
        <table:table-row>
          <table:table-cell table:style-name="Table17.A3" office:value-type="string">
            <text:p text:style-name="P12"><draw:frame draw:style-name="fr2" draw:name="Image87" text:anchor-type="as-char" svg:width="2.461cm" svg:height="1.693cm" draw:z-index="86"><draw:image xlink:href="https://translate.googleusercontent.com/image_7.jpeg" xlink:type="simple" xlink:show="embed" xlink:actuate="onLoad"/></draw:frame></text:p>
          </table:table-cell>
          <table:table-cell table:style-name="Table17.A3" office:value-type="string">
            <text:p text:style-name="P6">Тщательно очищайте использованные предметы в посудомоечной и стиральной машинах или с мылом и водой.</text:p>
          </table:table-cell>
        </table:table-row>
        <table:table-row>
          <table:table-cell table:style-name="Table17.A3" office:value-type="string">
            <text:p text:style-name="P12"><draw:frame draw:style-name="fr2" draw:name="Image88" text:anchor-type="as-char" svg:width="2.461cm" svg:height="1.693cm" draw:z-index="87"><draw:image xlink:href="https://translate.googleusercontent.com/image_8.jpeg" xlink:type="simple" xlink:show="embed" xlink:actuate="onLoad"/></draw:frame></text:p>
          </table:table-cell>
          <table:table-cell table:style-name="Table17.A3" office:value-type="string">
            <text:p text:style-name="P6">Следите за своим состоянием здоровья: чувство нездоровья, усталости, лихорадки, кашля или проблем с дыханием может быть признаком заражения вирусом короны. При появлении симптомов перейдите в самоизоляцию и следуйте соответствующим рекомендациям.</text:p>
          </table:table-cell>
        </table:table-row>
      </table:table>
      <text:p text:style-name="P16"> </text:p>
      <text:p text:style-name="P20"> </text:p>
      <table:table table:name="Table18" table:style-name="Table18">
        <table:table-column table:style-name="Table18.A"/>
        <table:table-column table:style-name="Table18.B"/>
        <table:table-row>
          <table:table-cell table:style-name="Table18.A1" table:number-columns-spanned="2" office:value-type="string">
            <text:p text:style-name="P13"> </text:p>
            <text:p text:style-name="P7">Что делать, если у вас респираторная инфекция с лихорадкой и кашлем?</text:p>
          </table:table-cell>
          <table:covered-table-cell/>
        </table:table-row>
        <table:table-row>
          <table:table-cell table:style-name="Table18.A2" table:number-columns-spanned="2" office:value-type="string">
            <text:p text:style-name="P11">самоизоляция</text:p>
          </table:table-cell>
          <table:covered-table-cell/>
        </table:table-row>
        <table:table-row>
          <table:table-cell table:style-name="Table18.A3" office:value-type="string">
            <text:p text:style-name="P12"><draw:frame draw:style-name="fr2" draw:name="Image89" text:anchor-type="as-char" svg:width="2.461cm" svg:height="1.693cm" draw:z-index="88"><draw:image xlink:href="https://translate.googleusercontent.com/image_9.jpeg" xlink:type="simple" xlink:show="embed" xlink:actuate="onLoad"/></draw:frame></text:p>
          </table:table-cell>
          <table:table-cell table:style-name="Table18.A3" office:value-type="string">
            <text:p text:style-name="P6">Изолируйте себя дома и скажите людям, что вы были в тесном контакте за 24 часа до появления симптомов. Вызывайте врача только в случае ухудшения респираторных симптомов. Вам обязательно нужно позвонить, если вы старше 65 лет или страдаете от высокого кровяного давления, сердечно-сосудистых и других заболеваний.</text:p>
          </table:table-cell>
        </table:table-row>
        <table:table-row>
          <table:table-cell table:style-name="Table18.A3" office:value-type="string">
            <text:p text:style-name="P12"><draw:frame draw:style-name="fr2" draw:name="Image90" text:anchor-type="as-char" svg:width="2.461cm" svg:height="1.693cm" draw:z-index="89"><draw:image xlink:href="https://translate.googleusercontent.com/image_10.jpeg" xlink:type="simple" xlink:show="embed" xlink:actuate="onLoad"/></draw:frame></text:p>
          </table:table-cell>
          <table:table-cell table:style-name="Table18.A3" office:value-type="string">
            <text:p text:style-name="P5">Попросите членов семьи, друзей или службу доставки доставить еду и другие необходимые продукты, такие как лекарства, к вашей двери.</text:p>
          </table:table-cell>
        </table:table-row>
        <table:table-row>
          <table:table-cell table:style-name="Table18.A3" office:value-type="string">
            <text:p text:style-name="P12"><draw:frame draw:style-name="fr2" draw:name="Image91" text:anchor-type="as-char" svg:width="2.461cm" svg:height="1.693cm" draw:z-index="90"><draw:image xlink:href="https://translate.googleusercontent.com/image_11.jpeg" xlink:type="simple" xlink:show="embed" xlink:actuate="onLoad"/></draw:frame></text:p>
          </table:table-cell>
          <table:table-cell table:style-name="Table18.A3" office:value-type="string">
            <text:p text:style-name="P5">Используйте свою собственную ванную комнату. Если это невозможно, чистите обычные санитарно-гигиенические средства (душ, туалет, раковина) после каждого использования обычным бытовым дезинфицирующим средством.</text:p>
          </table:table-cell>
        </table:table-row>
        <table:table-row>
          <table:table-cell table:style-name="Table18.A3" office:value-type="string">
            <text:p text:style-name="P12"><draw:frame draw:style-name="fr2" draw:name="Image92" text:anchor-type="as-char" svg:width="2.461cm" svg:height="1.693cm" draw:z-index="91"><draw:image xlink:href="https://translate.googleusercontent.com/image_12.jpeg" xlink:type="simple" xlink:show="embed" xlink:actuate="onLoad"/></draw:frame></text:p>
          </table:table-cell>
          <table:table-cell table:style-name="Table18.A3" office:value-type="string">
            <text:p text:style-name="P5">Держитесь на расстоянии от других людей (не менее 2 метров).</text:p>
          </table:table-cell>
        </table:table-row>
        <table:table-row>
          <table:table-cell table:style-name="Table18.A3" office:value-type="string">
            <text:p text:style-name="P12"><draw:frame draw:style-name="fr2" draw:name="Image93" text:anchor-type="as-char" svg:width="2.461cm" svg:height="1.693cm" draw:z-index="92"><draw:image xlink:href="https://translate.googleusercontent.com/image_13.jpeg" xlink:type="simple" xlink:show="embed" xlink:actuate="onLoad"/></draw:frame></text:p>
          </table:table-cell>
          <table:table-cell table:style-name="Table18.A3" office:value-type="string">
            <text:p text:style-name="P5">Прикрывайте рот и нос салфеткой, когда вы чихаете или кашляете. Материалы, которыми вы накрыли рот или нос, должны быть выброшены или вымыты.</text:p>
          </table:table-cell>
        </table:table-row>
        <table:table-row>
          <table:table-cell table:style-name="Table18.A3" office:value-type="string">
            <text:p text:style-name="P12"><draw:frame draw:style-name="fr2" draw:name="Image94" text:anchor-type="as-char" svg:width="2.461cm" svg:height="1.693cm" draw:z-index="93"><draw:image xlink:href="https://translate.googleusercontent.com/image_14.jpeg" xlink:type="simple" xlink:show="embed" xlink:actuate="onLoad"/></draw:frame></text:p>
          </table:table-cell>
          <table:table-cell table:style-name="Table18.A3" office:value-type="string">
            <text:p text:style-name="P5">Отходы, загрязненные жидкостями организма (испражнения, кровь, слизь), должны быть выброшены в специальное мусорное ведро в вашей комнате, а затем утилизированы вместе с другими отходами.</text:p>
          </table:table-cell>
        </table:table-row>
        <table:table-row>
          <table:table-cell table:style-name="Table18.A3" office:value-type="string">
            <text:p text:style-name="P12"><draw:frame draw:style-name="fr2" draw:name="Image95" text:anchor-type="as-char" svg:width="2.461cm" svg:height="1.693cm" draw:z-index="94"><draw:image xlink:href="https://translate.googleusercontent.com/image_15.jpeg" xlink:type="simple" xlink:show="embed" xlink:actuate="onLoad"/></draw:frame></text:p>
          </table:table-cell>
          <table:table-cell table:style-name="Table18.A3" office:value-type="string">
            <text:p text:style-name="P5">Ежедневно чистите и дезинфицируйте прикосновенные поверхности, такие как тумбочки, каркасы кроватей и другую мебель для спальни, с помощью обычных бытовых дезинфицирующих средств.</text:p>
          </table:table-cell>
        </table:table-row>
        <table:table-row>
          <table:table-cell table:style-name="Table18.A3" office:value-type="string">
            <text:p text:style-name="P12"><draw:frame draw:style-name="fr2" draw:name="Image96" text:anchor-type="as-char" svg:width="2.461cm" svg:height="1.693cm" draw:z-index="95"><draw:image xlink:href="https://translate.googleusercontent.com/image_16.jpeg" xlink:type="simple" xlink:show="embed" xlink:actuate="onLoad"/></draw:frame></text:p>
          </table:table-cell>
          <table:table-cell table:style-name="Table18.A3" office:value-type="string">
            <text:p text:style-name="P5">Прекратите самоизоляцию не раньше, чем через 24 часа после устранения симптомов. Если был сделан тест на коронавирус, вы должны оставаться в изоляции до 48 часов после выздоровления и не менее десяти дней после появления симптомов с положительным результатом.</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7" svg:font-family="'LM Roman 17'"/>
    <style:font-face style:name="Liberation Serif1"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2:30:02.332521745</meta:creation-date>
    <dc:date>2020-03-21T03:51:11.376210201</dc:date>
    <meta:editing-duration>PT3H36M4S</meta:editing-duration>
    <meta:editing-cycles>3</meta:editing-cycles>
    <meta:generator>LibreOffice/6.1.2.1$Linux_x86 LibreOffice_project/65905a128db06ba48db947242809d14d3f9a93fe</meta:generator>
    <meta:document-statistic meta:table-count="18" meta:image-count="96" meta:object-count="0" meta:page-count="18" meta:paragraph-count="336" meta:word-count="3090" meta:character-count="19154" meta:non-whitespace-character-count="16156"/>
  </office:meta>
</office:document-meta>
</file>